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332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2.11cm"/>
    </style:style>
    <style:style style:name="co4" style:family="table-column">
      <style:table-column-properties fo:break-before="auto" style:column-width="4.995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2.979cm"/>
    </style:style>
    <style:style style:name="co7" style:family="table-column">
      <style:table-column-properties fo:break-before="auto" style:column-width="4.528cm"/>
    </style:style>
    <style:style style:name="co8" style:family="table-column">
      <style:table-column-properties fo:break-before="auto" style:column-width="3.212cm"/>
    </style:style>
    <style:style style:name="co9" style:family="table-column">
      <style:table-column-properties fo:break-before="auto" style:column-width="3.339cm"/>
    </style:style>
    <style:style style:name="co10" style:family="table-column">
      <style:table-column-properties fo:break-before="auto" style:column-width="3.785cm"/>
    </style:style>
    <style:style style:name="co11" style:family="table-column">
      <style:table-column-properties fo:break-before="auto" style:column-width="6.121cm"/>
    </style:style>
    <style:style style:name="co12" style:family="table-column">
      <style:table-column-properties fo:break-before="auto" style:column-width="4.634cm"/>
    </style:style>
    <style:style style:name="co13" style:family="table-column">
      <style:table-column-properties fo:break-before="auto" style:column-width="3.764cm"/>
    </style:style>
    <style:style style:name="co14" style:family="table-column">
      <style:table-column-properties fo:break-before="auto" style:column-width="3.616cm"/>
    </style:style>
    <style:style style:name="co15" style:family="table-column">
      <style:table-column-properties fo:break-before="auto" style:column-width="5.249cm"/>
    </style:style>
    <style:style style:name="co16" style:family="table-column">
      <style:table-column-properties fo:break-before="auto" style:column-width="5.547cm"/>
    </style:style>
    <style:style style:name="co17" style:family="table-column">
      <style:table-column-properties fo:break-before="auto" style:column-width="6.354cm"/>
    </style:style>
    <style:style style:name="co18" style:family="table-column">
      <style:table-column-properties fo:break-before="auto" style:column-width="7.004cm"/>
    </style:style>
    <style:style style:name="co19" style:family="table-column">
      <style:table-column-properties fo:break-before="auto" style:column-width="6.948cm"/>
    </style:style>
    <style:style style:name="co20" style:family="table-column">
      <style:table-column-properties fo:break-before="auto" style:column-width="4.613cm"/>
    </style:style>
    <style:style style:name="co21" style:family="table-column">
      <style:table-column-properties fo:break-before="auto" style:column-width="5.059cm"/>
    </style:style>
    <style:style style:name="co22" style:family="table-column">
      <style:table-column-properties fo:break-before="auto" style:column-width="2.618cm"/>
    </style:style>
    <style:style style:name="co23" style:family="table-column">
      <style:table-column-properties fo:break-before="auto" style:column-width="5.336cm"/>
    </style:style>
    <style:style style:name="co24" style:family="table-column">
      <style:table-column-properties fo:break-before="auto" style:column-width="4.784cm"/>
    </style:style>
    <style:style style:name="co25" style:family="table-column">
      <style:table-column-properties fo:break-before="auto" style:column-width="3.531cm"/>
    </style:style>
    <style:style style:name="co26" style:family="table-column">
      <style:table-column-properties fo:break-before="auto" style:column-width="4.89cm"/>
    </style:style>
    <style:style style:name="co27" style:family="table-column">
      <style:table-column-properties fo:break-before="auto" style:column-width="2.596cm"/>
    </style:style>
    <style:style style:name="co28" style:family="table-column">
      <style:table-column-properties fo:break-before="auto" style:column-width="2.512cm"/>
    </style:style>
    <style:style style:name="co29" style:family="table-column">
      <style:table-column-properties fo:break-before="auto" style:column-width="1.579cm"/>
    </style:style>
    <style:style style:name="co30" style:family="table-column">
      <style:table-column-properties fo:break-before="auto" style:column-width="2.342cm"/>
    </style:style>
    <style:style style:name="co31" style:family="table-column">
      <style:table-column-properties fo:break-before="auto" style:column-width="2.237cm"/>
    </style:style>
    <style:style style:name="co32" style:family="table-column">
      <style:table-column-properties fo:break-before="auto" style:column-width="2.916cm"/>
    </style:style>
    <style:style style:name="co3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c9211e"/>
    </style:style>
    <style:style style:name="ce2" style:family="table-cell" style:parent-style-name="Default">
      <style:table-cell-properties fo:background-color="#5983b0"/>
      <style:text-properties fo:color="#780373"/>
    </style:style>
    <style:style style:name="ce3" style:family="table-cell" style:parent-style-name="Default">
      <style:text-properties fo:color="#ff860d" fo:font-weight="bold" style:font-weight-asian="bold" style:font-weight-complex="bold"/>
    </style:style>
    <style:style style:name="ce4" style:family="table-cell" style:parent-style-name="Default">
      <style:table-cell-properties fo:background-color="#1e6a39"/>
      <style:text-properties fo:color="#ffffff"/>
    </style:style>
    <style:style style:name="ce5" style:family="table-cell" style:parent-style-name="Default">
      <style:table-cell-properties fo:background-color="#ff4000"/>
      <style:text-properties fo:color="#ffff00"/>
    </style:style>
    <style:style style:name="ce6" style:family="table-cell" style:parent-style-name="Default">
      <style:table-cell-properties fo:background-color="#800080"/>
    </style:style>
    <style:style style:name="ce7" style:family="table-cell" style:parent-style-name="Default">
      <style:table-cell-properties fo:background-color="#3465a4"/>
      <style:text-properties fo:color="#ffff00"/>
    </style:style>
    <style:style style:name="ce8" style:family="table-cell" style:parent-style-name="Default">
      <style:table-cell-properties fo:background-color="#780373"/>
      <style:text-properties fo:color="#81d41a"/>
    </style:style>
    <style:style style:name="ce9" style:family="table-cell" style:parent-style-name="Default">
      <style:table-cell-properties fo:background-color="#81d41a"/>
      <style:text-properties fo:color="#800080"/>
    </style:style>
    <style:style style:name="ce10" style:family="table-cell" style:parent-style-name="Default">
      <style:table-cell-properties fo:background-color="#b47804"/>
      <style:text-properties fo:color="#ffde59"/>
    </style:style>
    <style:style style:name="ce11" style:family="table-cell" style:parent-style-name="Default">
      <style:table-cell-properties fo:background-color="#ffaa95"/>
      <style:text-properties fo:color="#ff4000"/>
    </style:style>
    <style:style style:name="ce12" style:family="table-cell" style:parent-style-name="Default">
      <style:table-cell-properties fo:background-color="#666666"/>
      <style:text-properties fo:color="#ffffff"/>
    </style:style>
    <style:style style:name="ce13" style:family="table-cell" style:parent-style-name="Default">
      <style:table-cell-properties fo:background-color="#b7b3ca"/>
      <style:text-properties fo:color="#8d281e"/>
    </style:style>
    <style:style style:name="ce14" style:family="table-cell" style:parent-style-name="Default">
      <style:table-cell-properties fo:background-color="#bf0041"/>
      <style:text-properties fo:color="#111111"/>
    </style:style>
    <style:style style:name="ce15" style:family="table-cell" style:parent-style-name="Default">
      <style:table-cell-properties fo:background-color="#55308d"/>
      <style:text-properties fo:color="#ffbf00"/>
    </style:style>
    <style:style style:name="ce16" style:family="table-cell" style:parent-style-name="Default">
      <style:table-cell-properties fo:background-color="#ffbf00"/>
      <style:text-properties fo:color="#813709"/>
    </style:style>
    <style:style style:name="ce17" style:family="table-cell" style:parent-style-name="Default">
      <style:table-cell-properties fo:background-color="#bf819e"/>
      <style:text-properties fo:color="#127622"/>
    </style:style>
    <style:style style:name="ce18" style:family="table-cell" style:parent-style-name="Default">
      <style:table-cell-properties fo:background-color="#b85c00"/>
      <style:text-properties fo:color="#dde8cb"/>
    </style:style>
    <style:style style:name="ce19" style:family="table-cell" style:parent-style-name="Default">
      <style:text-properties fo:color="#ff7b59" fo:font-weight="bold" style:font-weight-asian="bold" style:font-weight-complex="bold"/>
    </style:style>
    <style:style style:name="ce20" style:family="table-cell" style:parent-style-name="Default">
      <style:text-properties fo:color="#8d1d75" fo:font-weight="bold" style:font-weight-asian="bold" style:font-weight-complex="bold"/>
    </style:style>
    <style:style style:name="ce21" style:family="table-cell" style:parent-style-name="Default">
      <style:text-properties fo:color="#127622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lunas_planilha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ce4"/>
        <table:table-column table:style-name="co9" table:default-cell-style-name="ce5"/>
        <table:table-column table:style-name="co10" table:default-cell-style-name="ce7"/>
        <table:table-column table:style-name="co10" table:default-cell-style-name="ce9"/>
        <table:table-column table:style-name="co11" table:default-cell-style-name="ce10"/>
        <table:table-column table:style-name="co11" table:default-cell-style-name="Default"/>
        <table:table-column table:style-name="co12" table:default-cell-style-name="ce11"/>
        <table:table-column table:style-name="co12" table:default-cell-style-name="ce12"/>
        <table:table-column table:style-name="co13" table:default-cell-style-name="Default"/>
        <table:table-column table:style-name="co14" table:default-cell-style-name="ce13"/>
        <table:table-column table:style-name="co15" table:default-cell-style-name="ce14"/>
        <table:table-column table:style-name="co15" table:default-cell-style-name="ce15"/>
        <table:table-column table:style-name="co16" table:default-cell-style-name="ce16"/>
        <table:table-column table:style-name="co17" table:default-cell-style-name="ce17"/>
        <table:table-column table:style-name="co18" table:default-cell-style-name="ce16"/>
        <table:table-column table:style-name="co19" table:default-cell-style-name="ce19"/>
        <table:table-column table:style-name="co20" table:default-cell-style-name="ce20"/>
        <table:table-column table:style-name="co21" table:default-cell-style-name="ce2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5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number-columns-repeated="987" table:default-cell-style-name="Default"/>
        <table:table-row table:style-name="ro1">
          <table:table-cell office:value-type="string" calcext:value-type="string">
            <text:p>data/anual2004.csv</text:p>
          </table:table-cell>
          <table:table-cell office:value-type="string" calcext:value-type="string">
            <text:p>Mês 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Subprefeitura</text:p>
          </table:table-cell>
          <table:table-cell office:value-type="string" calcext:value-type="string">
            <text:p>Alvará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Tipo de Construção</text:p>
          </table:table-cell>
          <table:table-cell office:value-type="string" calcext:value-type="string">
            <text:p>SQL_Incra</text:p>
          </table:table-cell>
          <table:table-cell office:value-type="string" calcext:value-type="string">
            <text:p>Categoria de uso</text:p>
          </table:table-cell>
          <table:table-cell office:value-type="string" calcext:value-type="string">
            <text:p>Zona de uso atual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Área da construção</text:p>
          </table:table-cell>
          <table:table-cell office:value-type="string" calcext:value-type="string">
            <text:p>Unnamed: 11</text:p>
          </table:table-cell>
          <table:table-cell office:value-type="string" calcext:value-type="string">
            <text:p>Proprietário</text:p>
          </table:table-cell>
          <table:table-cell office:value-type="string" calcext:value-type="string">
            <text:p>Área do terreno</text:p>
          </table:table-cell>
          <table:table-cell office:value-type="string" calcext:value-type="string">
            <text:p>Unnamed: 14</text:p>
          </table:table-cell>
          <table:table-cell office:value-type="string" calcext:value-type="string">
            <text:p>Endereço</text:p>
          </table:table-cell>
          <table:table-cell office:value-type="string" calcext:value-type="string">
            <text:p>Aprovação</text:p>
          </table:table-cell>
          <table:table-cell office:value-type="string" calcext:value-type="string">
            <text:p>Dirigente técnico</text:p>
          </table:table-cell>
          <table:table-cell office:value-type="string" calcext:value-type="string">
            <text:p>Responsável pela empresa</text:p>
          </table:table-cell>
          <table:table-cell office:value-type="string" calcext:value-type="string">
            <text:p>Autor do projeto</text:p>
          </table:table-cell>
          <table:table-cell office:value-type="string" calcext:value-type="string">
            <text:p>Responsável pela empresa 1</text:p>
          </table:table-cell>
          <table:table-cell office:value-type="string" calcext:value-type="string">
            <text:p>Blocos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avimentos</text:p>
          </table:table-cell>
          <table:table-cell table:formula="of:=CONCATENATE(&quot;Unnamed: &quot;;COLUMN()-2)" office:value-type="string" office:string-value="Unnamed: 24" calcext:value-type="string">
            <text:p>Unnamed: 24</text:p>
          </table:table-cell>
          <table:table-cell table:formula="of:=CONCATENATE(&quot;Unnamed: &quot;;COLUMN()-2)" office:value-type="string" office:string-value="Unnamed: 25" calcext:value-type="string">
            <text:p>Unnamed: 25</text:p>
          </table:table-cell>
          <table:table-cell table:formula="of:=CONCATENATE(&quot;Unnamed: &quot;;COLUMN()-2)" office:value-type="string" office:string-value="Unnamed: 26" calcext:value-type="string">
            <text:p>Unnamed: 26</text:p>
          </table:table-cell>
          <table:table-cell table:formula="of:=CONCATENATE(&quot;Unnamed: &quot;;COLUMN()-2)" office:value-type="string" office:string-value="Unnamed: 27" calcext:value-type="string">
            <text:p>Unnamed: 27</text:p>
          </table:table-cell>
          <table:table-cell table:formula="of:=CONCATENATE(&quot;Unnamed: &quot;;COLUMN()-2)" office:value-type="string" office:string-value="Unnamed: 28" calcext:value-type="string">
            <text:p>Unnamed: 28</text:p>
          </table:table-cell>
          <table:table-cell table:formula="of:=CONCATENATE(&quot;Unnamed: &quot;;COLUMN()-2)" office:value-type="string" office:string-value="Unnamed: 29" calcext:value-type="string">
            <text:p>Unnamed: 29</text:p>
          </table:table-cell>
          <table:table-cell table:formula="of:=CONCATENATE(&quot;Unnamed: &quot;;COLUMN()-2)" office:value-type="string" office:string-value="Unnamed: 30" calcext:value-type="string">
            <text:p>Unnamed: 30</text:p>
          </table:table-cell>
          <table:table-cell table:formula="of:=CONCATENATE(&quot;Unnamed: &quot;;COLUMN()-2)" office:value-type="string" office:string-value="Unnamed: 31" calcext:value-type="string">
            <text:p>Unnamed: 31</text:p>
          </table:table-cell>
          <table:table-cell table:formula="of:=CONCATENATE(&quot;Unnamed: &quot;;COLUMN()-2)" office:value-type="string" office:string-value="Unnamed: 32" calcext:value-type="string">
            <text:p>Unnamed: 32</text:p>
          </table:table-cell>
          <table:table-cell table:formula="of:=CONCATENATE(&quot;Unnamed: &quot;;COLUMN()-2)" office:value-type="string" office:string-value="Unnamed: 33" calcext:value-type="string">
            <text:p>Unnamed: 33</text:p>
          </table:table-cell>
          <table:table-cell table:formula="of:=CONCATENATE(&quot;Unnamed: &quot;;COLUMN()-2)" office:value-type="string" office:string-value="Unnamed: 34" calcext:value-type="string">
            <text:p>Unnamed: 34</text:p>
          </table:table-cell>
          <table:table-cell table:formula="of:=CONCATENATE(&quot;Unnamed: &quot;;COLUMN()-2)" office:value-type="string" office:string-value="Unnamed: 35" calcext:value-type="string">
            <text:p>Unnamed: 3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ta/anual2008.csv</text:p>
          </table:table-cell>
          <table:table-cell office:value-type="string" calcext:value-type="string">
            <text:p>Mês 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Subprefeitura</text:p>
          </table:table-cell>
          <table:table-cell office:value-type="string" calcext:value-type="string">
            <text:p>Alvará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Tipo de Construção</text:p>
          </table:table-cell>
          <table:table-cell office:value-type="string" calcext:value-type="string">
            <text:p>SQL_Incra</text:p>
          </table:table-cell>
          <table:table-cell office:value-type="string" calcext:value-type="string">
            <text:p>Categoria de uso</text:p>
          </table:table-cell>
          <table:table-cell office:value-type="string" calcext:value-type="string">
            <text:p>Zona de uso atual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Área da construção</text:p>
          </table:table-cell>
          <table:table-cell office:value-type="string" calcext:value-type="string">
            <text:p>Unnamed: 11</text:p>
          </table:table-cell>
          <table:table-cell office:value-type="string" calcext:value-type="string">
            <text:p>Proprietário</text:p>
          </table:table-cell>
          <table:table-cell office:value-type="string" calcext:value-type="string">
            <text:p>Área do terreno</text:p>
          </table:table-cell>
          <table:table-cell office:value-type="string" calcext:value-type="string">
            <text:p>Unnamed: 14</text:p>
          </table:table-cell>
          <table:table-cell office:value-type="string" calcext:value-type="string">
            <text:p>Endereço</text:p>
          </table:table-cell>
          <table:table-cell office:value-type="string" calcext:value-type="string">
            <text:p>Aprovação</text:p>
          </table:table-cell>
          <table:table-cell office:value-type="string" calcext:value-type="string">
            <text:p>Dirigente técnico</text:p>
          </table:table-cell>
          <table:table-cell office:value-type="string" calcext:value-type="string">
            <text:p>Responsável pela empresa</text:p>
          </table:table-cell>
          <table:table-cell office:value-type="string" calcext:value-type="string">
            <text:p>Autor do projeto</text:p>
          </table:table-cell>
          <table:table-cell office:value-type="string" calcext:value-type="string">
            <text:p>Responsável pela empresa 1</text:p>
          </table:table-cell>
          <table:table-cell office:value-type="string" calcext:value-type="string">
            <text:p>Blocos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avimentos</text:p>
          </table:table-cell>
          <table:table-cell table:formula="of:=CONCATENATE(&quot;Unnamed: &quot;;COLUMN()-2)" office:value-type="string" office:string-value="Unnamed: 24" calcext:value-type="string">
            <text:p>Unnamed: 24</text:p>
          </table:table-cell>
          <table:table-cell table:formula="of:=CONCATENATE(&quot;Unnamed: &quot;;COLUMN()-2)" office:value-type="string" office:string-value="Unnamed: 25" calcext:value-type="string">
            <text:p>Unnamed: 25</text:p>
          </table:table-cell>
          <table:table-cell table:formula="of:=CONCATENATE(&quot;Unnamed: &quot;;COLUMN()-2)" office:value-type="string" office:string-value="Unnamed: 26" calcext:value-type="string">
            <text:p>Unnamed: 26</text:p>
          </table:table-cell>
          <table:table-cell table:formula="of:=CONCATENATE(&quot;Unnamed: &quot;;COLUMN()-2)" office:value-type="string" office:string-value="Unnamed: 27" calcext:value-type="string">
            <text:p>Unnamed: 27</text:p>
          </table:table-cell>
          <table:table-cell table:formula="of:=CONCATENATE(&quot;Unnamed: &quot;;COLUMN()-2)" office:value-type="string" office:string-value="Unnamed: 28" calcext:value-type="string">
            <text:p>Unnamed: 28</text:p>
          </table:table-cell>
          <table:table-cell table:formula="of:=CONCATENATE(&quot;Unnamed: &quot;;COLUMN()-2)" office:value-type="string" office:string-value="Unnamed: 29" calcext:value-type="string">
            <text:p>Unnamed: 29</text:p>
          </table:table-cell>
          <table:table-cell table:formula="of:=CONCATENATE(&quot;Unnamed: &quot;;COLUMN()-2)" office:value-type="string" office:string-value="Unnamed: 30" calcext:value-type="string">
            <text:p>Unnamed: 30</text:p>
          </table:table-cell>
          <table:table-cell table:formula="of:=CONCATENATE(&quot;Unnamed: &quot;;COLUMN()-2)" office:value-type="string" office:string-value="Unnamed: 31" calcext:value-type="string">
            <text:p>Unnamed: 31</text:p>
          </table:table-cell>
          <table:table-cell table:formula="of:=CONCATENATE(&quot;Unnamed: &quot;;COLUMN()-2)" office:value-type="string" office:string-value="Unnamed: 32" calcext:value-type="string">
            <text:p>Unnamed: 32</text:p>
          </table:table-cell>
          <table:table-cell table:formula="of:=CONCATENATE(&quot;Unnamed: &quot;;COLUMN()-2)" office:value-type="string" office:string-value="Unnamed: 33" calcext:value-type="string">
            <text:p>Unnamed: 33</text:p>
          </table:table-cell>
          <table:table-cell table:formula="of:=CONCATENATE(&quot;Unnamed: &quot;;COLUMN()-2)" office:value-type="string" office:string-value="Unnamed: 34" calcext:value-type="string">
            <text:p>Unnamed: 34</text:p>
          </table:table-cell>
          <table:table-cell table:formula="of:=CONCATENATE(&quot;Unnamed: &quot;;COLUMN()-2)" office:value-type="string" office:string-value="Unnamed: 35" calcext:value-type="string">
            <text:p>Unnamed: 3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ta/anual2012.csv</text:p>
          </table:table-cell>
          <table:table-cell office:value-type="string" calcext:value-type="string">
            <text:p>Mês 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Subprefeitura</text:p>
          </table:table-cell>
          <table:table-cell office:value-type="string" calcext:value-type="string">
            <text:p>Alvará</text:p>
          </table:table-cell>
          <table:table-cell table:style-name="ce2" office:value-type="string" calcext:value-type="string">
            <text:p>Processo</text:p>
          </table:table-cell>
          <table:table-cell table:style-name="ce1" office:value-type="string" calcext:value-type="string">
            <text:p>Descrição</text:p>
          </table:table-cell>
          <table:table-cell office:value-type="string" calcext:value-type="string">
            <text:p>SQL_Incra</text:p>
          </table:table-cell>
          <table:table-cell office:value-type="string" calcext:value-type="string">
            <text:p>Categoria de uso</text:p>
          </table:table-cell>
          <table:table-cell office:value-type="string" calcext:value-type="string">
            <text:p>Zona de uso atual</text:p>
          </table:table-cell>
          <table:table-cell table:style-name="ce8" office:value-type="string" calcext:value-type="string">
            <text:p>Zona de uso anterior</text:p>
          </table:table-cell>
          <table:table-cell table:style-name="ce9" office:value-type="string" calcext:value-type="string">
            <text:p>Bairro</text:p>
          </table:table-cell>
          <table:table-cell table:style-name="ce10" office:value-type="string" calcext:value-type="string">
            <text:p>Área da construção</text:p>
          </table:table-cell>
          <table:table-cell office:value-type="string" calcext:value-type="string">
            <text:p>Proprietário</text:p>
          </table:table-cell>
          <table:table-cell office:value-type="string" calcext:value-type="string">
            <text:p>Área do terreno</text:p>
          </table:table-cell>
          <table:table-cell table:style-name="ce13" office:value-type="string" calcext:value-type="string">
            <text:p>Endereço</text:p>
          </table:table-cell>
          <table:table-cell table:style-name="ce14" office:value-type="string" calcext:value-type="string">
            <text:p>Aprovação</text:p>
          </table:table-cell>
          <table:table-cell table:style-name="ce15" office:value-type="string" calcext:value-type="string">
            <text:p>Dirigente técnico</text:p>
          </table:table-cell>
          <table:table-cell table:style-name="ce16" office:value-type="string" calcext:value-type="string">
            <text:p>Responsável pela empresa</text:p>
          </table:table-cell>
          <table:table-cell table:style-name="ce17" office:value-type="string" calcext:value-type="string">
            <text:p>Autor do projeto</text:p>
          </table:table-cell>
          <table:table-cell table:style-name="ce16" office:value-type="string" calcext:value-type="string">
            <text:p>Responsável pela empresa 1</text:p>
          </table:table-cell>
          <table:table-cell table:style-name="ce18" office:value-type="string" calcext:value-type="string">
            <text:p>(B)locos / (P)avimentos / (U)nidades</text:p>
          </table:table-cell>
          <table:table-cell table:style-name="ce1" table:formula="of:=CONCATENATE(&quot;Unnamed: &quot;;COLUMN()-2)" office:value-type="string" office:string-value="Unnamed: 21" calcext:value-type="string">
            <text:p>Unnamed: 21</text:p>
          </table:table-cell>
          <table:table-cell table:style-name="ce1" table:formula="of:=CONCATENATE(&quot;Unnamed: &quot;;COLUMN()-2)" office:value-type="string" office:string-value="Unnamed: 22" calcext:value-type="string">
            <text:p>Unnamed: 22</text:p>
          </table:table-cell>
          <table:table-cell table:style-name="ce1" table:formula="of:=CONCATENATE(&quot;Unnamed: &quot;;COLUMN()-2)" office:value-type="string" office:string-value="Unnamed: 23" calcext:value-type="string">
            <text:p>Unnamed: 23</text:p>
          </table:table-cell>
          <table:table-cell table:formula="of:=CONCATENATE(&quot;Unnamed: &quot;;COLUMN()-2)" office:value-type="string" office:string-value="Unnamed: 24" calcext:value-type="string">
            <text:p>Unnamed: 24</text:p>
          </table:table-cell>
          <table:table-cell table:formula="of:=CONCATENATE(&quot;Unnamed: &quot;;COLUMN()-2)" office:value-type="string" office:string-value="Unnamed: 25" calcext:value-type="string">
            <text:p>Unnamed: 25</text:p>
          </table:table-cell>
          <table:table-cell table:formula="of:=CONCATENATE(&quot;Unnamed: &quot;;COLUMN()-2)" office:value-type="string" office:string-value="Unnamed: 26" calcext:value-type="string">
            <text:p>Unnamed: 26</text:p>
          </table:table-cell>
          <table:table-cell table:formula="of:=CONCATENATE(&quot;Unnamed: &quot;;COLUMN()-2)" office:value-type="string" office:string-value="Unnamed: 27" calcext:value-type="string">
            <text:p>Unnamed: 27</text:p>
          </table:table-cell>
          <table:table-cell table:formula="of:=CONCATENATE(&quot;Unnamed: &quot;;COLUMN()-2)" office:value-type="string" office:string-value="Unnamed: 28" calcext:value-type="string">
            <text:p>Unnamed: 28</text:p>
          </table:table-cell>
          <table:table-cell table:formula="of:=CONCATENATE(&quot;Unnamed: &quot;;COLUMN()-2)" office:value-type="string" office:string-value="Unnamed: 29" calcext:value-type="string">
            <text:p>Unnamed: 29</text:p>
          </table:table-cell>
          <table:table-cell table:formula="of:=CONCATENATE(&quot;Unnamed: &quot;;COLUMN()-2)" office:value-type="string" office:string-value="Unnamed: 30" calcext:value-type="string">
            <text:p>Unnamed: 30</text:p>
          </table:table-cell>
          <table:table-cell table:formula="of:=CONCATENATE(&quot;Unnamed: &quot;;COLUMN()-2)" office:value-type="string" office:string-value="Unnamed: 31" calcext:value-type="string">
            <text:p>Unnamed: 31</text:p>
          </table:table-cell>
          <table:table-cell table:formula="of:=CONCATENATE(&quot;Unnamed: &quot;;COLUMN()-2)" office:value-type="string" office:string-value="Unnamed: 32" calcext:value-type="string">
            <text:p>Unnamed: 32</text:p>
          </table:table-cell>
          <table:table-cell table:formula="of:=CONCATENATE(&quot;Unnamed: &quot;;COLUMN()-2)" office:value-type="string" office:string-value="Unnamed: 33" calcext:value-type="string">
            <text:p>Unnamed: 33</text:p>
          </table:table-cell>
          <table:table-cell table:formula="of:=CONCATENATE(&quot;Unnamed: &quot;;COLUMN()-2)" office:value-type="string" office:string-value="Unnamed: 34" calcext:value-type="string">
            <text:p>Unnamed: 34</text:p>
          </table:table-cell>
          <table:table-cell table:formula="of:=CONCATENATE(&quot;Unnamed: &quot;;COLUMN()-2)" office:value-type="string" office:string-value="Unnamed: 35" calcext:value-type="string">
            <text:p>Unnamed: 3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ta/anual2016.csv</text:p>
          </table:table-cell>
          <table:table-cell office:value-type="string" calcext:value-type="string">
            <text:p>Mês 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Subprefeitura</text:p>
          </table:table-cell>
          <table:table-cell office:value-type="string" calcext:value-type="string">
            <text:p>Alvará</text:p>
          </table:table-cell>
          <table:table-cell table:style-name="ce2" office:value-type="string" calcext:value-type="string">
            <text:p>Processo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Data autuação</text:p>
          </table:table-cell>
          <table:table-cell table:style-name="ce4" office:value-type="string" calcext:value-type="string">
            <text:p>SQL_Incra</text:p>
          </table:table-cell>
          <table:table-cell table:style-name="ce5" office:value-type="string" calcext:value-type="string">
            <text:p>Categoria de uso</text:p>
          </table:table-cell>
          <table:table-cell table:style-name="ce7" office:value-type="string" calcext:value-type="string">
            <text:p>Zona de uso atual</text:p>
          </table:table-cell>
          <table:table-cell table:style-name="ce8" office:value-type="string" calcext:value-type="string">
            <text:p>Zona de uso anterior</text:p>
          </table:table-cell>
          <table:table-cell table:style-name="ce9" office:value-type="string" calcext:value-type="string">
            <text:p>Bairro</text:p>
          </table:table-cell>
          <table:table-cell table:style-name="ce10" office:value-type="string" calcext:value-type="string">
            <text:p>Área da construção</text:p>
          </table:table-cell>
          <table:table-cell table:style-name="ce11" office:value-type="string" calcext:value-type="string">
            <text:p>Proprietário</text:p>
          </table:table-cell>
          <table:table-cell table:style-name="ce12" office:value-type="string" calcext:value-type="string">
            <text:p>Área do terreno</text:p>
          </table:table-cell>
          <table:table-cell office:value-type="string" calcext:value-type="string">
            <text:p>Endereço</text:p>
          </table:table-cell>
          <table:table-cell office:value-type="string" calcext:value-type="string">
            <text:p>Aprovação</text:p>
          </table:table-cell>
          <table:table-cell office:value-type="string" calcext:value-type="string">
            <text:p>Dirigente técnico</text:p>
          </table:table-cell>
          <table:table-cell office:value-type="string" calcext:value-type="string">
            <text:p>Responsável pela empresa</text:p>
          </table:table-cell>
          <table:table-cell office:value-type="string" calcext:value-type="string">
            <text:p>Autor do projeto</text:p>
          </table:table-cell>
          <table:table-cell office:value-type="string" calcext:value-type="string">
            <text:p>Responsável pela empresa 1</text:p>
          </table:table-cell>
          <table:table-cell table:style-name="ce18" office:value-type="string" calcext:value-type="string">
            <text:p>(B)locos / (P)avimentos / (U)nidades</text:p>
          </table:table-cell>
          <table:table-cell table:style-name="ce1" table:formula="of:=CONCATENATE(&quot;Unnamed: &quot;;COLUMN()-2)" office:value-type="string" office:string-value="Unnamed: 22" calcext:value-type="string">
            <text:p>Unnamed: 22</text:p>
          </table:table-cell>
          <table:table-cell table:style-name="ce1" table:formula="of:=CONCATENATE(&quot;Unnamed: &quot;;COLUMN()-2)" office:value-type="string" office:string-value="Unnamed: 23" calcext:value-type="string">
            <text:p>Unnamed: 23</text:p>
          </table:table-cell>
          <table:table-cell table:formula="of:=CONCATENATE(&quot;Unnamed: &quot;;COLUMN()-2)" office:value-type="string" office:string-value="Unnamed: 24" calcext:value-type="string">
            <text:p>Unnamed: 24</text:p>
          </table:table-cell>
          <table:table-cell table:formula="of:=CONCATENATE(&quot;Unnamed: &quot;;COLUMN()-2)" office:value-type="string" office:string-value="Unnamed: 25" calcext:value-type="string">
            <text:p>Unnamed: 25</text:p>
          </table:table-cell>
          <table:table-cell table:formula="of:=CONCATENATE(&quot;Unnamed: &quot;;COLUMN()-2)" office:value-type="string" office:string-value="Unnamed: 26" calcext:value-type="string">
            <text:p>Unnamed: 26</text:p>
          </table:table-cell>
          <table:table-cell table:formula="of:=CONCATENATE(&quot;Unnamed: &quot;;COLUMN()-2)" office:value-type="string" office:string-value="Unnamed: 27" calcext:value-type="string">
            <text:p>Unnamed: 27</text:p>
          </table:table-cell>
          <table:table-cell table:formula="of:=CONCATENATE(&quot;Unnamed: &quot;;COLUMN()-2)" office:value-type="string" office:string-value="Unnamed: 28" calcext:value-type="string">
            <text:p>Unnamed: 28</text:p>
          </table:table-cell>
          <table:table-cell table:formula="of:=CONCATENATE(&quot;Unnamed: &quot;;COLUMN()-2)" office:value-type="string" office:string-value="Unnamed: 29" calcext:value-type="string">
            <text:p>Unnamed: 29</text:p>
          </table:table-cell>
          <table:table-cell table:formula="of:=CONCATENATE(&quot;Unnamed: &quot;;COLUMN()-2)" office:value-type="string" office:string-value="Unnamed: 30" calcext:value-type="string">
            <text:p>Unnamed: 30</text:p>
          </table:table-cell>
          <table:table-cell table:formula="of:=CONCATENATE(&quot;Unnamed: &quot;;COLUMN()-2)" office:value-type="string" office:string-value="Unnamed: 31" calcext:value-type="string">
            <text:p>Unnamed: 31</text:p>
          </table:table-cell>
          <table:table-cell table:formula="of:=CONCATENATE(&quot;Unnamed: &quot;;COLUMN()-2)" office:value-type="string" office:string-value="Unnamed: 32" calcext:value-type="string">
            <text:p>Unnamed: 32</text:p>
          </table:table-cell>
          <table:table-cell table:formula="of:=CONCATENATE(&quot;Unnamed: &quot;;COLUMN()-2)" office:value-type="string" office:string-value="Unnamed: 33" calcext:value-type="string">
            <text:p>Unnamed: 33</text:p>
          </table:table-cell>
          <table:table-cell table:formula="of:=CONCATENATE(&quot;Unnamed: &quot;;COLUMN()-2)" office:value-type="string" office:string-value="Unnamed: 34" calcext:value-type="string">
            <text:p>Unnamed: 34</text:p>
          </table:table-cell>
          <table:table-cell table:formula="of:=CONCATENATE(&quot;Unnamed: &quot;;COLUMN()-2)" office:value-type="string" office:string-value="Unnamed: 35" calcext:value-type="string">
            <text:p>Unnamed: 3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ta/anual2003.csv</text:p>
          </table:table-cell>
          <table:table-cell office:value-type="string" calcext:value-type="string">
            <text:p>Mês 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Subprefeitura</text:p>
          </table:table-cell>
          <table:table-cell office:value-type="string" calcext:value-type="string">
            <text:p>Alvará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Tipo de Construção</text:p>
          </table:table-cell>
          <table:table-cell office:value-type="string" calcext:value-type="string">
            <text:p>SQL_Incra</text:p>
          </table:table-cell>
          <table:table-cell office:value-type="string" calcext:value-type="string">
            <text:p>Categoria de uso</text:p>
          </table:table-cell>
          <table:table-cell table:style-name="ce5" office:value-type="string" calcext:value-type="string">
            <text:p>Categoria de uso 1</text:p>
          </table:table-cell>
          <table:table-cell table:style-name="ce5" office:value-type="string" calcext:value-type="string">
            <text:p>Categoria de uso 2</text:p>
          </table:table-cell>
          <table:table-cell table:style-name="ce5" office:value-type="string" calcext:value-type="string">
            <text:p>Categoria de uso 3</text:p>
          </table:table-cell>
          <table:table-cell table:style-name="ce7" office:value-type="string" calcext:value-type="string">
            <text:p>Zona de uso atual</text:p>
          </table:table-cell>
          <table:table-cell table:style-name="ce9" office:value-type="string" calcext:value-type="string">
            <text:p>Bairro</text:p>
          </table:table-cell>
          <table:table-cell table:style-name="ce10" office:value-type="string" calcext:value-type="string">
            <text:p>Área da construção</text:p>
          </table:table-cell>
          <table:table-cell table:style-name="ce12" office:value-type="string" calcext:value-type="string">
            <text:p>Área do terreno</text:p>
          </table:table-cell>
          <table:table-cell table:style-name="Default" office:value-type="string" calcext:value-type="string">
            <text:p><text:span text:style-name="T1">Remover: </text:span>AREAEXIST</text:p>
          </table:table-cell>
          <table:table-cell table:style-name="Default" office:value-type="string" calcext:value-type="string">
            <text:p><text:span text:style-name="T1">Remover: </text:span>AREAAAUM</text:p>
          </table:table-cell>
          <table:table-cell table:style-name="Default" office:value-type="string" calcext:value-type="string">
            <text:p><text:span text:style-name="T1">Remover: </text:span>AREADIM</text:p>
          </table:table-cell>
          <table:table-cell table:style-name="Default" office:value-type="string" calcext:value-type="string">
            <text:p><text:span text:style-name="T1">Remover: </text:span>AREAMODI</text:p>
          </table:table-cell>
          <table:table-cell table:style-name="Default" office:value-type="string" calcext:value-type="string">
            <text:p><text:span text:style-name="T1">Remover: </text:span>AREAAUTO</text:p>
          </table:table-cell>
          <table:table-cell table:style-name="ce11" office:value-type="string" calcext:value-type="string">
            <text:p>Proprietário</text:p>
          </table:table-cell>
          <table:table-cell table:style-name="ce13" office:value-type="string" calcext:value-type="string">
            <text:p>Endereço</text:p>
          </table:table-cell>
          <table:table-cell table:style-name="ce13" office:value-type="string" calcext:value-type="string">
            <text:p>Endereço 1</text:p>
          </table:table-cell>
          <table:table-cell table:style-name="ce13" office:value-type="string" calcext:value-type="string">
            <text:p>Endereço 2</text:p>
          </table:table-cell>
          <table:table-cell table:style-name="ce14" office:value-type="string" calcext:value-type="string">
            <text:p>Aprovação</text:p>
          </table:table-cell>
          <table:table-cell table:style-name="ce15" office:value-type="string" calcext:value-type="string">
            <text:p>Dirigente técnico</text:p>
          </table:table-cell>
          <table:table-cell table:style-name="ce16" office:value-type="string" calcext:value-type="string">
            <text:p>Responsável pela empresa</text:p>
          </table:table-cell>
          <table:table-cell table:style-name="ce17" office:value-type="string" calcext:value-type="string">
            <text:p>Autor do projeto</text:p>
          </table:table-cell>
          <table:table-cell table:style-name="ce16" office:value-type="string" calcext:value-type="string">
            <text:p>Responsável pela empresa 1</text:p>
          </table:table-cell>
          <table:table-cell table:style-name="Default" office:value-type="string" calcext:value-type="string">
            <text:p><text:span text:style-name="T1">Remover: </text:span>SEQUENCIA</text:p>
          </table:table-cell>
          <table:table-cell table:style-name="ce2" office:value-type="string" calcext:value-type="string">
            <text:p>Processo</text:p>
          </table:table-cell>
          <table:table-cell table:style-name="Default" office:value-type="string" calcext:value-type="string">
            <text:p><text:span text:style-name="T1">Remover: </text:span>IDENT</text:p>
          </table:table-cell>
          <table:table-cell table:style-name="Default" office:value-type="string" calcext:value-type="string">
            <text:p><text:span text:style-name="T1">Remover: </text:span>ESPACO</text:p>
          </table:table-cell>
          <table:table-cell table:style-name="Default" office:value-type="string" calcext:value-type="string">
            <text:p><text:span text:style-name="T1">Remover: </text:span>CODDOCU</text:p>
          </table:table-cell>
          <table:table-cell table:style-name="Default" office:value-type="string" calcext:value-type="string">
            <text:p><text:span text:style-name="T1">Remover: </text:span>CODADTV</text:p>
          </table:table-cell>
          <table:table-cell office:value-type="string" calcext:value-type="string">
            <text:p>Data autuação</text:p>
          </table:table-cell>
          <table:table-cell table:number-columns-repeated="987"/>
        </table:table-row>
        <table:table-row table:style-name="ro2">
          <table:table-cell table:style-name="ce1" office:value-type="string" calcext:value-type="string">
            <text:p>data/anual2018dezembro.csv</text:p>
          </table:table-cell>
          <table:table-cell office:value-type="string" calcext:value-type="string">
            <text:p>Mês 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Subprefeitura</text:p>
          </table:table-cell>
          <table:table-cell office:value-type="string" calcext:value-type="string">
            <text:p>Alvará</text:p>
          </table:table-cell>
          <table:table-cell table:style-name="ce2" office:value-type="string" calcext:value-type="string">
            <text:p>Processo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Data autuação</text:p>
          </table:table-cell>
          <table:table-cell table:style-name="ce4" office:value-type="string" calcext:value-type="string">
            <text:p>SQL_Incra</text:p>
          </table:table-cell>
          <table:table-cell table:style-name="ce5" office:value-type="string" calcext:value-type="string">
            <text:p>Categoria de uso</text:p>
          </table:table-cell>
          <table:table-cell table:style-name="ce7" office:value-type="string" calcext:value-type="string">
            <text:p>Zona de uso atual</text:p>
          </table:table-cell>
          <table:table-cell table:style-name="ce8" office:value-type="string" calcext:value-type="string">
            <text:p>Zona de uso anterior</text:p>
          </table:table-cell>
          <table:table-cell table:style-name="ce9" office:value-type="string" calcext:value-type="string">
            <text:p>Bairro</text:p>
          </table:table-cell>
          <table:table-cell table:style-name="ce10" office:value-type="string" calcext:value-type="string">
            <text:p>Área da construção</text:p>
          </table:table-cell>
          <table:table-cell table:style-name="ce11" office:value-type="string" calcext:value-type="string">
            <text:p>Proprietário</text:p>
          </table:table-cell>
          <table:table-cell table:style-name="ce12" office:value-type="string" calcext:value-type="string">
            <text:p>Área do terreno</text:p>
          </table:table-cell>
          <table:table-cell office:value-type="string" calcext:value-type="string">
            <text:p>Endereço</text:p>
          </table:table-cell>
          <table:table-cell office:value-type="string" calcext:value-type="string">
            <text:p>Aprovação</text:p>
          </table:table-cell>
          <table:table-cell office:value-type="string" calcext:value-type="string">
            <text:p>Dirigente técnico</text:p>
          </table:table-cell>
          <table:table-cell office:value-type="string" calcext:value-type="string">
            <text:p>Responsável pela empresa</text:p>
          </table:table-cell>
          <table:table-cell office:value-type="string" calcext:value-type="string">
            <text:p>Autor do projeto</text:p>
          </table:table-cell>
          <table:table-cell office:value-type="string" calcext:value-type="string">
            <text:p>Responsável pela empresa 1</text:p>
          </table:table-cell>
          <table:table-cell table:style-name="ce18" office:value-type="string" calcext:value-type="string">
            <text:p>(B)locos / (P)avimentos / (U)nidades</text:p>
          </table:table-cell>
          <table:table-cell table:style-name="ce1" office:value-type="string" calcext:value-type="string">
            <text:p>Unnamed: 22</text:p>
          </table:table-cell>
          <table:table-cell table:style-name="ce1" office:value-type="string" calcext:value-type="string">
            <text:p>Unnamed: 23</text:p>
          </table:table-cell>
          <table:table-cell office:value-type="string" calcext:value-type="string">
            <text:p>Unnamed: 24</text:p>
          </table:table-cell>
          <table:table-cell table:formula="of:=CONCATENATE(&quot;Unnamed: &quot;;COLUMN()-2)" office:value-type="string" office:string-value="Unnamed: 25" calcext:value-type="string">
            <text:p>Unnamed: 25</text:p>
          </table:table-cell>
          <table:table-cell table:formula="of:=CONCATENATE(&quot;Unnamed: &quot;;COLUMN()-2)" office:value-type="string" office:string-value="Unnamed: 26" calcext:value-type="string">
            <text:p>Unnamed: 26</text:p>
          </table:table-cell>
          <table:table-cell table:formula="of:=CONCATENATE(&quot;Unnamed: &quot;;COLUMN()-2)" office:value-type="string" office:string-value="Unnamed: 27" calcext:value-type="string">
            <text:p>Unnamed: 27</text:p>
          </table:table-cell>
          <table:table-cell table:formula="of:=CONCATENATE(&quot;Unnamed: &quot;;COLUMN()-2)" office:value-type="string" office:string-value="Unnamed: 28" calcext:value-type="string">
            <text:p>Unnamed: 28</text:p>
          </table:table-cell>
          <table:table-cell table:formula="of:=CONCATENATE(&quot;Unnamed: &quot;;COLUMN()-2)" office:value-type="string" office:string-value="Unnamed: 29" calcext:value-type="string">
            <text:p>Unnamed: 29</text:p>
          </table:table-cell>
          <table:table-cell table:formula="of:=CONCATENATE(&quot;Unnamed: &quot;;COLUMN()-2)" office:value-type="string" office:string-value="Unnamed: 30" calcext:value-type="string">
            <text:p>Unnamed: 30</text:p>
          </table:table-cell>
          <table:table-cell table:formula="of:=CONCATENATE(&quot;Unnamed: &quot;;COLUMN()-2)" office:value-type="string" office:string-value="Unnamed: 31" calcext:value-type="string">
            <text:p>Unnamed: 31</text:p>
          </table:table-cell>
          <table:table-cell table:formula="of:=CONCATENATE(&quot;Unnamed: &quot;;COLUMN()-2)" office:value-type="string" office:string-value="Unnamed: 32" calcext:value-type="string">
            <text:p>Unnamed: 32</text:p>
          </table:table-cell>
          <table:table-cell table:formula="of:=CONCATENATE(&quot;Unnamed: &quot;;COLUMN()-2)" office:value-type="string" office:string-value="Unnamed: 33" calcext:value-type="string">
            <text:p>Unnamed: 33</text:p>
          </table:table-cell>
          <table:table-cell table:formula="of:=CONCATENATE(&quot;Unnamed: &quot;;COLUMN()-2)" office:value-type="string" office:string-value="Unnamed: 34" calcext:value-type="string">
            <text:p>Unnamed: 34</text:p>
          </table:table-cell>
          <table:table-cell table:formula="of:=CONCATENATE(&quot;Unnamed: &quot;;COLUMN()-2)" office:value-type="string" office:string-value="Unnamed: 35" calcext:value-type="string">
            <text:p>Unnamed: 35</text:p>
          </table:table-cell>
          <table:table-cell table:style-name="ce1" table:number-columns-repeated="987"/>
        </table:table-row>
        <table:table-row table:style-name="ro1">
          <table:table-cell office:value-type="string" calcext:value-type="string">
            <text:p>data/anual2010.csv</text:p>
          </table:table-cell>
          <table:table-cell office:value-type="string" calcext:value-type="string">
            <text:p>Mês 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Subprefeitura</text:p>
          </table:table-cell>
          <table:table-cell office:value-type="string" calcext:value-type="string">
            <text:p>Alvará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Tipo de Construção</text:p>
          </table:table-cell>
          <table:table-cell office:value-type="string" calcext:value-type="string">
            <text:p>SQL_Incra</text:p>
          </table:table-cell>
          <table:table-cell office:value-type="string" calcext:value-type="string">
            <text:p>Categoria de uso</text:p>
          </table:table-cell>
          <table:table-cell office:value-type="string" calcext:value-type="string">
            <text:p>Zona de uso atual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Área da construção</text:p>
          </table:table-cell>
          <table:table-cell office:value-type="string" calcext:value-type="string">
            <text:p>Unnamed: 11</text:p>
          </table:table-cell>
          <table:table-cell office:value-type="string" calcext:value-type="string">
            <text:p>Proprietário</text:p>
          </table:table-cell>
          <table:table-cell office:value-type="string" calcext:value-type="string">
            <text:p>Área do terreno</text:p>
          </table:table-cell>
          <table:table-cell office:value-type="string" calcext:value-type="string">
            <text:p>Unnamed: 14</text:p>
          </table:table-cell>
          <table:table-cell office:value-type="string" calcext:value-type="string">
            <text:p>Endereço</text:p>
          </table:table-cell>
          <table:table-cell office:value-type="string" calcext:value-type="string">
            <text:p>Aprovação</text:p>
          </table:table-cell>
          <table:table-cell office:value-type="string" calcext:value-type="string">
            <text:p>Dirigente técnico</text:p>
          </table:table-cell>
          <table:table-cell office:value-type="string" calcext:value-type="string">
            <text:p>Responsável pela empresa</text:p>
          </table:table-cell>
          <table:table-cell office:value-type="string" calcext:value-type="string">
            <text:p>Autor do projeto</text:p>
          </table:table-cell>
          <table:table-cell office:value-type="string" calcext:value-type="string">
            <text:p>Responsável pela empresa 1</text:p>
          </table:table-cell>
          <table:table-cell office:value-type="string" calcext:value-type="string">
            <text:p>Blocos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avimentos</text:p>
          </table:table-cell>
          <table:table-cell table:formula="of:=CONCATENATE(&quot;Unnamed: &quot;;COLUMN()-2)" office:value-type="string" office:string-value="Unnamed: 24" calcext:value-type="string">
            <text:p>Unnamed: 24</text:p>
          </table:table-cell>
          <table:table-cell table:formula="of:=CONCATENATE(&quot;Unnamed: &quot;;COLUMN()-2)" office:value-type="string" office:string-value="Unnamed: 25" calcext:value-type="string">
            <text:p>Unnamed: 25</text:p>
          </table:table-cell>
          <table:table-cell table:formula="of:=CONCATENATE(&quot;Unnamed: &quot;;COLUMN()-2)" office:value-type="string" office:string-value="Unnamed: 26" calcext:value-type="string">
            <text:p>Unnamed: 26</text:p>
          </table:table-cell>
          <table:table-cell table:formula="of:=CONCATENATE(&quot;Unnamed: &quot;;COLUMN()-2)" office:value-type="string" office:string-value="Unnamed: 27" calcext:value-type="string">
            <text:p>Unnamed: 27</text:p>
          </table:table-cell>
          <table:table-cell table:formula="of:=CONCATENATE(&quot;Unnamed: &quot;;COLUMN()-2)" office:value-type="string" office:string-value="Unnamed: 28" calcext:value-type="string">
            <text:p>Unnamed: 28</text:p>
          </table:table-cell>
          <table:table-cell table:formula="of:=CONCATENATE(&quot;Unnamed: &quot;;COLUMN()-2)" office:value-type="string" office:string-value="Unnamed: 29" calcext:value-type="string">
            <text:p>Unnamed: 29</text:p>
          </table:table-cell>
          <table:table-cell table:formula="of:=CONCATENATE(&quot;Unnamed: &quot;;COLUMN()-2)" office:value-type="string" office:string-value="Unnamed: 30" calcext:value-type="string">
            <text:p>Unnamed: 30</text:p>
          </table:table-cell>
          <table:table-cell table:formula="of:=CONCATENATE(&quot;Unnamed: &quot;;COLUMN()-2)" office:value-type="string" office:string-value="Unnamed: 31" calcext:value-type="string">
            <text:p>Unnamed: 31</text:p>
          </table:table-cell>
          <table:table-cell table:formula="of:=CONCATENATE(&quot;Unnamed: &quot;;COLUMN()-2)" office:value-type="string" office:string-value="Unnamed: 32" calcext:value-type="string">
            <text:p>Unnamed: 32</text:p>
          </table:table-cell>
          <table:table-cell table:formula="of:=CONCATENATE(&quot;Unnamed: &quot;;COLUMN()-2)" office:value-type="string" office:string-value="Unnamed: 33" calcext:value-type="string">
            <text:p>Unnamed: 33</text:p>
          </table:table-cell>
          <table:table-cell table:formula="of:=CONCATENATE(&quot;Unnamed: &quot;;COLUMN()-2)" office:value-type="string" office:string-value="Unnamed: 34" calcext:value-type="string">
            <text:p>Unnamed: 34</text:p>
          </table:table-cell>
          <table:table-cell table:formula="of:=CONCATENATE(&quot;Unnamed: &quot;;COLUMN()-2)" office:value-type="string" office:string-value="Unnamed: 35" calcext:value-type="string">
            <text:p>Unnamed: 3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ta/anual2011.csv</text:p>
          </table:table-cell>
          <table:table-cell office:value-type="string" calcext:value-type="string">
            <text:p>Mês 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Subprefeitura</text:p>
          </table:table-cell>
          <table:table-cell office:value-type="string" calcext:value-type="string">
            <text:p>Alvará</text:p>
          </table:table-cell>
          <table:table-cell office:value-type="string" calcext:value-type="string">
            <text:p>Descrição</text:p>
          </table:table-cell>
          <table:table-cell table:style-name="ce4" office:value-type="string" calcext:value-type="string">
            <text:p>SQL_Incra</text:p>
          </table:table-cell>
          <table:table-cell table:style-name="ce5" office:value-type="string" calcext:value-type="string">
            <text:p>Categoria de uso</text:p>
          </table:table-cell>
          <table:table-cell table:style-name="ce7" office:value-type="string" calcext:value-type="string">
            <text:p>Zona de uso atual</text:p>
          </table:table-cell>
          <table:table-cell table:style-name="ce8" office:value-type="string" calcext:value-type="string">
            <text:p>Zona de uso anterior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Área da construção</text:p>
          </table:table-cell>
          <table:table-cell table:style-name="ce11" office:value-type="string" calcext:value-type="string">
            <text:p>Proprietário</text:p>
          </table:table-cell>
          <table:table-cell table:style-name="ce12" office:value-type="string" calcext:value-type="string">
            <text:p>Área do terreno</text:p>
          </table:table-cell>
          <table:table-cell table:style-name="ce13" office:value-type="string" calcext:value-type="string">
            <text:p>Endereço</text:p>
          </table:table-cell>
          <table:table-cell table:style-name="ce14" office:value-type="string" calcext:value-type="string">
            <text:p>Aprovação</text:p>
          </table:table-cell>
          <table:table-cell table:style-name="ce15" office:value-type="string" calcext:value-type="string">
            <text:p>Dirigente técnico</text:p>
          </table:table-cell>
          <table:table-cell table:style-name="ce16" office:value-type="string" calcext:value-type="string">
            <text:p>Responsável pela empresa</text:p>
          </table:table-cell>
          <table:table-cell table:style-name="ce17" office:value-type="string" calcext:value-type="string">
            <text:p>Autor do projeto</text:p>
          </table:table-cell>
          <table:table-cell office:value-type="string" calcext:value-type="string">
            <text:p>Responsável pela empresa 1</text:p>
          </table:table-cell>
          <table:table-cell table:style-name="ce18" office:value-type="string" calcext:value-type="string">
            <text:p>(B)locos / (P)avimentos / (U)nidades</text:p>
          </table:table-cell>
          <table:table-cell table:style-name="ce1" table:formula="of:=CONCATENATE(&quot;Unnamed: &quot;;COLUMN()-2)" office:value-type="string" office:string-value="Unnamed: 20" calcext:value-type="string">
            <text:p>Unnamed: 20</text:p>
          </table:table-cell>
          <table:table-cell table:style-name="ce1" table:formula="of:=CONCATENATE(&quot;Unnamed: &quot;;COLUMN()-2)" office:value-type="string" office:string-value="Unnamed: 21" calcext:value-type="string">
            <text:p>Unnamed: 21</text:p>
          </table:table-cell>
          <table:table-cell table:style-name="ce1" table:formula="of:=CONCATENATE(&quot;Unnamed: &quot;;COLUMN()-2)" office:value-type="string" office:string-value="Unnamed: 22" calcext:value-type="string">
            <text:p>Unnamed: 22</text:p>
          </table:table-cell>
          <table:table-cell table:style-name="ce1" table:formula="of:=CONCATENATE(&quot;Unnamed: &quot;;COLUMN()-2)" office:value-type="string" office:string-value="Unnamed: 23" calcext:value-type="string">
            <text:p>Unnamed: 23</text:p>
          </table:table-cell>
          <table:table-cell table:formula="of:=CONCATENATE(&quot;Unnamed: &quot;;COLUMN()-2)" office:value-type="string" office:string-value="Unnamed: 24" calcext:value-type="string">
            <text:p>Unnamed: 24</text:p>
          </table:table-cell>
          <table:table-cell table:formula="of:=CONCATENATE(&quot;Unnamed: &quot;;COLUMN()-2)" office:value-type="string" office:string-value="Unnamed: 25" calcext:value-type="string">
            <text:p>Unnamed: 25</text:p>
          </table:table-cell>
          <table:table-cell table:formula="of:=CONCATENATE(&quot;Unnamed: &quot;;COLUMN()-2)" office:value-type="string" office:string-value="Unnamed: 26" calcext:value-type="string">
            <text:p>Unnamed: 26</text:p>
          </table:table-cell>
          <table:table-cell table:formula="of:=CONCATENATE(&quot;Unnamed: &quot;;COLUMN()-2)" office:value-type="string" office:string-value="Unnamed: 27" calcext:value-type="string">
            <text:p>Unnamed: 27</text:p>
          </table:table-cell>
          <table:table-cell table:formula="of:=CONCATENATE(&quot;Unnamed: &quot;;COLUMN()-2)" office:value-type="string" office:string-value="Unnamed: 28" calcext:value-type="string">
            <text:p>Unnamed: 28</text:p>
          </table:table-cell>
          <table:table-cell table:formula="of:=CONCATENATE(&quot;Unnamed: &quot;;COLUMN()-2)" office:value-type="string" office:string-value="Unnamed: 29" calcext:value-type="string">
            <text:p>Unnamed: 29</text:p>
          </table:table-cell>
          <table:table-cell table:formula="of:=CONCATENATE(&quot;Unnamed: &quot;;COLUMN()-2)" office:value-type="string" office:string-value="Unnamed: 30" calcext:value-type="string">
            <text:p>Unnamed: 30</text:p>
          </table:table-cell>
          <table:table-cell table:formula="of:=CONCATENATE(&quot;Unnamed: &quot;;COLUMN()-2)" office:value-type="string" office:string-value="Unnamed: 31" calcext:value-type="string">
            <text:p>Unnamed: 31</text:p>
          </table:table-cell>
          <table:table-cell table:formula="of:=CONCATENATE(&quot;Unnamed: &quot;;COLUMN()-2)" office:value-type="string" office:string-value="Unnamed: 32" calcext:value-type="string">
            <text:p>Unnamed: 32</text:p>
          </table:table-cell>
          <table:table-cell table:formula="of:=CONCATENATE(&quot;Unnamed: &quot;;COLUMN()-2)" office:value-type="string" office:string-value="Unnamed: 33" calcext:value-type="string">
            <text:p>Unnamed: 33</text:p>
          </table:table-cell>
          <table:table-cell table:formula="of:=CONCATENATE(&quot;Unnamed: &quot;;COLUMN()-2)" office:value-type="string" office:string-value="Unnamed: 34" calcext:value-type="string">
            <text:p>Unnamed: 34</text:p>
          </table:table-cell>
          <table:table-cell table:formula="of:=CONCATENATE(&quot;Unnamed: &quot;;COLUMN()-2)" office:value-type="string" office:string-value="Unnamed: 35" calcext:value-type="string">
            <text:p>Unnamed: 3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ta/anual2017dezembro.csv</text:p>
          </table:table-cell>
          <table:table-cell office:value-type="string" calcext:value-type="string">
            <text:p>Mês 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Subprefeitura</text:p>
          </table:table-cell>
          <table:table-cell office:value-type="string" calcext:value-type="string">
            <text:p>Alvará</text:p>
          </table:table-cell>
          <table:table-cell table:style-name="ce2" office:value-type="string" calcext:value-type="string">
            <text:p>Processo</text:p>
          </table:table-cell>
          <table:table-cell table:style-name="ce1" office:value-type="string" calcext:value-type="string">
            <text:p>Descrição</text:p>
          </table:table-cell>
          <table:table-cell table:style-name="ce6" office:value-type="string" calcext:value-type="string">
            <text:p>Data autuação</text:p>
          </table:table-cell>
          <table:table-cell table:style-name="ce4" office:value-type="string" calcext:value-type="string">
            <text:p>SQL_Incra</text:p>
          </table:table-cell>
          <table:table-cell table:style-name="ce5" office:value-type="string" calcext:value-type="string">
            <text:p>Categoria de uso</text:p>
          </table:table-cell>
          <table:table-cell table:style-name="ce7" office:value-type="string" calcext:value-type="string">
            <text:p>Zona de uso atual</text:p>
          </table:table-cell>
          <table:table-cell table:style-name="ce8" office:value-type="string" calcext:value-type="string">
            <text:p>Zona de uso anterior</text:p>
          </table:table-cell>
          <table:table-cell table:style-name="ce9" office:value-type="string" calcext:value-type="string">
            <text:p>Bairro</text:p>
          </table:table-cell>
          <table:table-cell table:style-name="ce10" office:value-type="string" calcext:value-type="string">
            <text:p>Área da construção</text:p>
          </table:table-cell>
          <table:table-cell table:style-name="ce11" office:value-type="string" calcext:value-type="string">
            <text:p>Proprietário</text:p>
          </table:table-cell>
          <table:table-cell table:style-name="ce12" office:value-type="string" calcext:value-type="string">
            <text:p>Área do terreno</text:p>
          </table:table-cell>
          <table:table-cell office:value-type="string" calcext:value-type="string">
            <text:p>Endereço</text:p>
          </table:table-cell>
          <table:table-cell office:value-type="string" calcext:value-type="string">
            <text:p>Aprovação</text:p>
          </table:table-cell>
          <table:table-cell office:value-type="string" calcext:value-type="string">
            <text:p>Dirigente técnico</text:p>
          </table:table-cell>
          <table:table-cell office:value-type="string" calcext:value-type="string">
            <text:p>Responsável pela empresa</text:p>
          </table:table-cell>
          <table:table-cell office:value-type="string" calcext:value-type="string">
            <text:p>Autor do projeto</text:p>
          </table:table-cell>
          <table:table-cell office:value-type="string" calcext:value-type="string">
            <text:p>Responsável pela empresa 1</text:p>
          </table:table-cell>
          <table:table-cell table:style-name="ce18" office:value-type="string" calcext:value-type="string">
            <text:p>(B)locos / (P)avimentos / (U)nidades</text:p>
          </table:table-cell>
          <table:table-cell table:style-name="ce1" table:formula="of:=CONCATENATE(&quot;Unnamed: &quot;;COLUMN()-2)" office:value-type="string" office:string-value="Unnamed: 22" calcext:value-type="string">
            <text:p>Unnamed: 22</text:p>
          </table:table-cell>
          <table:table-cell table:style-name="ce1" table:formula="of:=CONCATENATE(&quot;Unnamed: &quot;;COLUMN()-2)" office:value-type="string" office:string-value="Unnamed: 23" calcext:value-type="string">
            <text:p>Unnamed: 23</text:p>
          </table:table-cell>
          <table:table-cell table:formula="of:=CONCATENATE(&quot;Unnamed: &quot;;COLUMN()-2)" office:value-type="string" office:string-value="Unnamed: 24" calcext:value-type="string">
            <text:p>Unnamed: 24</text:p>
          </table:table-cell>
          <table:table-cell table:formula="of:=CONCATENATE(&quot;Unnamed: &quot;;COLUMN()-2)" office:value-type="string" office:string-value="Unnamed: 25" calcext:value-type="string">
            <text:p>Unnamed: 25</text:p>
          </table:table-cell>
          <table:table-cell table:formula="of:=CONCATENATE(&quot;Unnamed: &quot;;COLUMN()-2)" office:value-type="string" office:string-value="Unnamed: 26" calcext:value-type="string">
            <text:p>Unnamed: 26</text:p>
          </table:table-cell>
          <table:table-cell table:formula="of:=CONCATENATE(&quot;Unnamed: &quot;;COLUMN()-2)" office:value-type="string" office:string-value="Unnamed: 27" calcext:value-type="string">
            <text:p>Unnamed: 27</text:p>
          </table:table-cell>
          <table:table-cell table:formula="of:=CONCATENATE(&quot;Unnamed: &quot;;COLUMN()-2)" office:value-type="string" office:string-value="Unnamed: 28" calcext:value-type="string">
            <text:p>Unnamed: 28</text:p>
          </table:table-cell>
          <table:table-cell table:formula="of:=CONCATENATE(&quot;Unnamed: &quot;;COLUMN()-2)" office:value-type="string" office:string-value="Unnamed: 29" calcext:value-type="string">
            <text:p>Unnamed: 29</text:p>
          </table:table-cell>
          <table:table-cell table:formula="of:=CONCATENATE(&quot;Unnamed: &quot;;COLUMN()-2)" office:value-type="string" office:string-value="Unnamed: 30" calcext:value-type="string">
            <text:p>Unnamed: 30</text:p>
          </table:table-cell>
          <table:table-cell table:formula="of:=CONCATENATE(&quot;Unnamed: &quot;;COLUMN()-2)" office:value-type="string" office:string-value="Unnamed: 31" calcext:value-type="string">
            <text:p>Unnamed: 31</text:p>
          </table:table-cell>
          <table:table-cell table:formula="of:=CONCATENATE(&quot;Unnamed: &quot;;COLUMN()-2)" office:value-type="string" office:string-value="Unnamed: 32" calcext:value-type="string">
            <text:p>Unnamed: 32</text:p>
          </table:table-cell>
          <table:table-cell table:formula="of:=CONCATENATE(&quot;Unnamed: &quot;;COLUMN()-2)" office:value-type="string" office:string-value="Unnamed: 33" calcext:value-type="string">
            <text:p>Unnamed: 33</text:p>
          </table:table-cell>
          <table:table-cell table:formula="of:=CONCATENATE(&quot;Unnamed: &quot;;COLUMN()-2)" office:value-type="string" office:string-value="Unnamed: 34" calcext:value-type="string">
            <text:p>Unnamed: 34</text:p>
          </table:table-cell>
          <table:table-cell table:formula="of:=CONCATENATE(&quot;Unnamed: &quot;;COLUMN()-2)" office:value-type="string" office:string-value="Unnamed: 35" calcext:value-type="string">
            <text:p>Unnamed: 3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ta/anual2014.csv</text:p>
          </table:table-cell>
          <table:table-cell office:value-type="string" calcext:value-type="string">
            <text:p>Mês 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Subprefeitura</text:p>
          </table:table-cell>
          <table:table-cell office:value-type="string" calcext:value-type="string">
            <text:p>Alvará</text:p>
          </table:table-cell>
          <table:table-cell table:style-name="ce2" office:value-type="string" calcext:value-type="string">
            <text:p>Processo</text:p>
          </table:table-cell>
          <table:table-cell table:style-name="ce1" office:value-type="string" calcext:value-type="string">
            <text:p>Descrição</text:p>
          </table:table-cell>
          <table:table-cell office:value-type="string" calcext:value-type="string">
            <text:p>SQL_Incra</text:p>
          </table:table-cell>
          <table:table-cell office:value-type="string" calcext:value-type="string">
            <text:p>Categoria de uso</text:p>
          </table:table-cell>
          <table:table-cell office:value-type="string" calcext:value-type="string">
            <text:p>Zona de uso atual</text:p>
          </table:table-cell>
          <table:table-cell table:style-name="ce8" office:value-type="string" calcext:value-type="string">
            <text:p>Zona de uso anterior</text:p>
          </table:table-cell>
          <table:table-cell table:style-name="ce9" office:value-type="string" calcext:value-type="string">
            <text:p>Bairro</text:p>
          </table:table-cell>
          <table:table-cell table:style-name="ce10" office:value-type="string" calcext:value-type="string">
            <text:p>Área da construção</text:p>
          </table:table-cell>
          <table:table-cell office:value-type="string" calcext:value-type="string">
            <text:p>Proprietário</text:p>
          </table:table-cell>
          <table:table-cell office:value-type="string" calcext:value-type="string">
            <text:p>Área do terreno</text:p>
          </table:table-cell>
          <table:table-cell table:style-name="ce13" office:value-type="string" calcext:value-type="string">
            <text:p>Endereço</text:p>
          </table:table-cell>
          <table:table-cell table:style-name="ce14" office:value-type="string" calcext:value-type="string">
            <text:p>Aprovação</text:p>
          </table:table-cell>
          <table:table-cell table:style-name="ce15" office:value-type="string" calcext:value-type="string">
            <text:p>Dirigente técnico</text:p>
          </table:table-cell>
          <table:table-cell table:style-name="ce16" office:value-type="string" calcext:value-type="string">
            <text:p>Responsável pela empresa</text:p>
          </table:table-cell>
          <table:table-cell table:style-name="ce17" office:value-type="string" calcext:value-type="string">
            <text:p>Autor do projeto</text:p>
          </table:table-cell>
          <table:table-cell table:style-name="ce16" office:value-type="string" calcext:value-type="string">
            <text:p>Responsável pela empresa 1</text:p>
          </table:table-cell>
          <table:table-cell table:style-name="ce18" office:value-type="string" calcext:value-type="string">
            <text:p>(B)locos / (P)avimentos / (U)nidades</text:p>
          </table:table-cell>
          <table:table-cell table:style-name="ce1" table:formula="of:=CONCATENATE(&quot;Unnamed: &quot;;COLUMN()-2)" office:value-type="string" office:string-value="Unnamed: 21" calcext:value-type="string">
            <text:p>Unnamed: 21</text:p>
          </table:table-cell>
          <table:table-cell table:style-name="ce1" table:formula="of:=CONCATENATE(&quot;Unnamed: &quot;;COLUMN()-2)" office:value-type="string" office:string-value="Unnamed: 22" calcext:value-type="string">
            <text:p>Unnamed: 22</text:p>
          </table:table-cell>
          <table:table-cell table:style-name="ce1" table:formula="of:=CONCATENATE(&quot;Unnamed: &quot;;COLUMN()-2)" office:value-type="string" office:string-value="Unnamed: 23" calcext:value-type="string">
            <text:p>Unnamed: 23</text:p>
          </table:table-cell>
          <table:table-cell table:formula="of:=CONCATENATE(&quot;Unnamed: &quot;;COLUMN()-2)" office:value-type="string" office:string-value="Unnamed: 24" calcext:value-type="string">
            <text:p>Unnamed: 24</text:p>
          </table:table-cell>
          <table:table-cell table:formula="of:=CONCATENATE(&quot;Unnamed: &quot;;COLUMN()-2)" office:value-type="string" office:string-value="Unnamed: 25" calcext:value-type="string">
            <text:p>Unnamed: 25</text:p>
          </table:table-cell>
          <table:table-cell table:formula="of:=CONCATENATE(&quot;Unnamed: &quot;;COLUMN()-2)" office:value-type="string" office:string-value="Unnamed: 26" calcext:value-type="string">
            <text:p>Unnamed: 26</text:p>
          </table:table-cell>
          <table:table-cell table:formula="of:=CONCATENATE(&quot;Unnamed: &quot;;COLUMN()-2)" office:value-type="string" office:string-value="Unnamed: 27" calcext:value-type="string">
            <text:p>Unnamed: 27</text:p>
          </table:table-cell>
          <table:table-cell table:formula="of:=CONCATENATE(&quot;Unnamed: &quot;;COLUMN()-2)" office:value-type="string" office:string-value="Unnamed: 28" calcext:value-type="string">
            <text:p>Unnamed: 28</text:p>
          </table:table-cell>
          <table:table-cell table:formula="of:=CONCATENATE(&quot;Unnamed: &quot;;COLUMN()-2)" office:value-type="string" office:string-value="Unnamed: 29" calcext:value-type="string">
            <text:p>Unnamed: 29</text:p>
          </table:table-cell>
          <table:table-cell table:formula="of:=CONCATENATE(&quot;Unnamed: &quot;;COLUMN()-2)" office:value-type="string" office:string-value="Unnamed: 30" calcext:value-type="string">
            <text:p>Unnamed: 30</text:p>
          </table:table-cell>
          <table:table-cell table:formula="of:=CONCATENATE(&quot;Unnamed: &quot;;COLUMN()-2)" office:value-type="string" office:string-value="Unnamed: 31" calcext:value-type="string">
            <text:p>Unnamed: 31</text:p>
          </table:table-cell>
          <table:table-cell table:formula="of:=CONCATENATE(&quot;Unnamed: &quot;;COLUMN()-2)" office:value-type="string" office:string-value="Unnamed: 32" calcext:value-type="string">
            <text:p>Unnamed: 32</text:p>
          </table:table-cell>
          <table:table-cell table:formula="of:=CONCATENATE(&quot;Unnamed: &quot;;COLUMN()-2)" office:value-type="string" office:string-value="Unnamed: 33" calcext:value-type="string">
            <text:p>Unnamed: 33</text:p>
          </table:table-cell>
          <table:table-cell table:formula="of:=CONCATENATE(&quot;Unnamed: &quot;;COLUMN()-2)" office:value-type="string" office:string-value="Unnamed: 34" calcext:value-type="string">
            <text:p>Unnamed: 34</text:p>
          </table:table-cell>
          <table:table-cell table:formula="of:=CONCATENATE(&quot;Unnamed: &quot;;COLUMN()-2)" office:value-type="string" office:string-value="Unnamed: 35" calcext:value-type="string">
            <text:p>Unnamed: 3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ta/anual2009.csv</text:p>
          </table:table-cell>
          <table:table-cell office:value-type="string" calcext:value-type="string">
            <text:p>Mês 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Subprefeitura</text:p>
          </table:table-cell>
          <table:table-cell office:value-type="string" calcext:value-type="string">
            <text:p>Alvará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Tipo de Construção</text:p>
          </table:table-cell>
          <table:table-cell office:value-type="string" calcext:value-type="string">
            <text:p>SQL_Incra</text:p>
          </table:table-cell>
          <table:table-cell office:value-type="string" calcext:value-type="string">
            <text:p>Categoria de uso</text:p>
          </table:table-cell>
          <table:table-cell office:value-type="string" calcext:value-type="string">
            <text:p>Zona de uso atual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Área da construção</text:p>
          </table:table-cell>
          <table:table-cell office:value-type="string" calcext:value-type="string">
            <text:p>Unnamed: 11</text:p>
          </table:table-cell>
          <table:table-cell office:value-type="string" calcext:value-type="string">
            <text:p>Proprietário</text:p>
          </table:table-cell>
          <table:table-cell office:value-type="string" calcext:value-type="string">
            <text:p>Área do terreno</text:p>
          </table:table-cell>
          <table:table-cell office:value-type="string" calcext:value-type="string">
            <text:p>Unnamed: 14</text:p>
          </table:table-cell>
          <table:table-cell office:value-type="string" calcext:value-type="string">
            <text:p>Endereço</text:p>
          </table:table-cell>
          <table:table-cell office:value-type="string" calcext:value-type="string">
            <text:p>Aprovação</text:p>
          </table:table-cell>
          <table:table-cell office:value-type="string" calcext:value-type="string">
            <text:p>Dirigente técnico</text:p>
          </table:table-cell>
          <table:table-cell office:value-type="string" calcext:value-type="string">
            <text:p>Responsável pela empresa</text:p>
          </table:table-cell>
          <table:table-cell office:value-type="string" calcext:value-type="string">
            <text:p>Autor do projeto</text:p>
          </table:table-cell>
          <table:table-cell office:value-type="string" calcext:value-type="string">
            <text:p>Responsável pela empresa 1</text:p>
          </table:table-cell>
          <table:table-cell office:value-type="string" calcext:value-type="string">
            <text:p>Blocos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avimentos</text:p>
          </table:table-cell>
          <table:table-cell table:formula="of:=CONCATENATE(&quot;Unnamed: &quot;;COLUMN()-2)" office:value-type="string" office:string-value="Unnamed: 24" calcext:value-type="string">
            <text:p>Unnamed: 24</text:p>
          </table:table-cell>
          <table:table-cell table:formula="of:=CONCATENATE(&quot;Unnamed: &quot;;COLUMN()-2)" office:value-type="string" office:string-value="Unnamed: 25" calcext:value-type="string">
            <text:p>Unnamed: 25</text:p>
          </table:table-cell>
          <table:table-cell table:formula="of:=CONCATENATE(&quot;Unnamed: &quot;;COLUMN()-2)" office:value-type="string" office:string-value="Unnamed: 26" calcext:value-type="string">
            <text:p>Unnamed: 26</text:p>
          </table:table-cell>
          <table:table-cell table:formula="of:=CONCATENATE(&quot;Unnamed: &quot;;COLUMN()-2)" office:value-type="string" office:string-value="Unnamed: 27" calcext:value-type="string">
            <text:p>Unnamed: 27</text:p>
          </table:table-cell>
          <table:table-cell table:formula="of:=CONCATENATE(&quot;Unnamed: &quot;;COLUMN()-2)" office:value-type="string" office:string-value="Unnamed: 28" calcext:value-type="string">
            <text:p>Unnamed: 28</text:p>
          </table:table-cell>
          <table:table-cell table:formula="of:=CONCATENATE(&quot;Unnamed: &quot;;COLUMN()-2)" office:value-type="string" office:string-value="Unnamed: 29" calcext:value-type="string">
            <text:p>Unnamed: 29</text:p>
          </table:table-cell>
          <table:table-cell table:formula="of:=CONCATENATE(&quot;Unnamed: &quot;;COLUMN()-2)" office:value-type="string" office:string-value="Unnamed: 30" calcext:value-type="string">
            <text:p>Unnamed: 30</text:p>
          </table:table-cell>
          <table:table-cell table:formula="of:=CONCATENATE(&quot;Unnamed: &quot;;COLUMN()-2)" office:value-type="string" office:string-value="Unnamed: 31" calcext:value-type="string">
            <text:p>Unnamed: 31</text:p>
          </table:table-cell>
          <table:table-cell table:formula="of:=CONCATENATE(&quot;Unnamed: &quot;;COLUMN()-2)" office:value-type="string" office:string-value="Unnamed: 32" calcext:value-type="string">
            <text:p>Unnamed: 32</text:p>
          </table:table-cell>
          <table:table-cell table:formula="of:=CONCATENATE(&quot;Unnamed: &quot;;COLUMN()-2)" office:value-type="string" office:string-value="Unnamed: 33" calcext:value-type="string">
            <text:p>Unnamed: 33</text:p>
          </table:table-cell>
          <table:table-cell table:formula="of:=CONCATENATE(&quot;Unnamed: &quot;;COLUMN()-2)" office:value-type="string" office:string-value="Unnamed: 34" calcext:value-type="string">
            <text:p>Unnamed: 34</text:p>
          </table:table-cell>
          <table:table-cell table:formula="of:=CONCATENATE(&quot;Unnamed: &quot;;COLUMN()-2)" office:value-type="string" office:string-value="Unnamed: 35" calcext:value-type="string">
            <text:p>Unnamed: 3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ta/anual2007.csv</text:p>
          </table:table-cell>
          <table:table-cell office:value-type="string" calcext:value-type="string">
            <text:p>Mês 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Subprefeitura</text:p>
          </table:table-cell>
          <table:table-cell office:value-type="string" calcext:value-type="string">
            <text:p>Alvará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Tipo de Construção</text:p>
          </table:table-cell>
          <table:table-cell office:value-type="string" calcext:value-type="string">
            <text:p>SQL_Incra</text:p>
          </table:table-cell>
          <table:table-cell office:value-type="string" calcext:value-type="string">
            <text:p>Categoria de uso</text:p>
          </table:table-cell>
          <table:table-cell office:value-type="string" calcext:value-type="string">
            <text:p>Zona de uso atual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Área da construção</text:p>
          </table:table-cell>
          <table:table-cell office:value-type="string" calcext:value-type="string">
            <text:p>Unnamed: 11</text:p>
          </table:table-cell>
          <table:table-cell office:value-type="string" calcext:value-type="string">
            <text:p>Proprietário</text:p>
          </table:table-cell>
          <table:table-cell office:value-type="string" calcext:value-type="string">
            <text:p>Área do terreno</text:p>
          </table:table-cell>
          <table:table-cell office:value-type="string" calcext:value-type="string">
            <text:p>Unnamed: 14</text:p>
          </table:table-cell>
          <table:table-cell office:value-type="string" calcext:value-type="string">
            <text:p>Endereço</text:p>
          </table:table-cell>
          <table:table-cell office:value-type="string" calcext:value-type="string">
            <text:p>Aprovação</text:p>
          </table:table-cell>
          <table:table-cell office:value-type="string" calcext:value-type="string">
            <text:p>Dirigente técnico</text:p>
          </table:table-cell>
          <table:table-cell office:value-type="string" calcext:value-type="string">
            <text:p>Responsável pela empresa</text:p>
          </table:table-cell>
          <table:table-cell office:value-type="string" calcext:value-type="string">
            <text:p>Autor do projeto</text:p>
          </table:table-cell>
          <table:table-cell office:value-type="string" calcext:value-type="string">
            <text:p>Responsável pela empresa 1</text:p>
          </table:table-cell>
          <table:table-cell office:value-type="string" calcext:value-type="string">
            <text:p>Blocos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avimentos</text:p>
          </table:table-cell>
          <table:table-cell table:formula="of:=CONCATENATE(&quot;Unnamed: &quot;;COLUMN()-2)" office:value-type="string" office:string-value="Unnamed: 24" calcext:value-type="string">
            <text:p>Unnamed: 24</text:p>
          </table:table-cell>
          <table:table-cell table:formula="of:=CONCATENATE(&quot;Unnamed: &quot;;COLUMN()-2)" office:value-type="string" office:string-value="Unnamed: 25" calcext:value-type="string">
            <text:p>Unnamed: 25</text:p>
          </table:table-cell>
          <table:table-cell table:formula="of:=CONCATENATE(&quot;Unnamed: &quot;;COLUMN()-2)" office:value-type="string" office:string-value="Unnamed: 26" calcext:value-type="string">
            <text:p>Unnamed: 26</text:p>
          </table:table-cell>
          <table:table-cell table:formula="of:=CONCATENATE(&quot;Unnamed: &quot;;COLUMN()-2)" office:value-type="string" office:string-value="Unnamed: 27" calcext:value-type="string">
            <text:p>Unnamed: 27</text:p>
          </table:table-cell>
          <table:table-cell table:formula="of:=CONCATENATE(&quot;Unnamed: &quot;;COLUMN()-2)" office:value-type="string" office:string-value="Unnamed: 28" calcext:value-type="string">
            <text:p>Unnamed: 28</text:p>
          </table:table-cell>
          <table:table-cell table:formula="of:=CONCATENATE(&quot;Unnamed: &quot;;COLUMN()-2)" office:value-type="string" office:string-value="Unnamed: 29" calcext:value-type="string">
            <text:p>Unnamed: 29</text:p>
          </table:table-cell>
          <table:table-cell table:formula="of:=CONCATENATE(&quot;Unnamed: &quot;;COLUMN()-2)" office:value-type="string" office:string-value="Unnamed: 30" calcext:value-type="string">
            <text:p>Unnamed: 30</text:p>
          </table:table-cell>
          <table:table-cell table:formula="of:=CONCATENATE(&quot;Unnamed: &quot;;COLUMN()-2)" office:value-type="string" office:string-value="Unnamed: 31" calcext:value-type="string">
            <text:p>Unnamed: 31</text:p>
          </table:table-cell>
          <table:table-cell table:formula="of:=CONCATENATE(&quot;Unnamed: &quot;;COLUMN()-2)" office:value-type="string" office:string-value="Unnamed: 32" calcext:value-type="string">
            <text:p>Unnamed: 32</text:p>
          </table:table-cell>
          <table:table-cell table:formula="of:=CONCATENATE(&quot;Unnamed: &quot;;COLUMN()-2)" office:value-type="string" office:string-value="Unnamed: 33" calcext:value-type="string">
            <text:p>Unnamed: 33</text:p>
          </table:table-cell>
          <table:table-cell table:formula="of:=CONCATENATE(&quot;Unnamed: &quot;;COLUMN()-2)" office:value-type="string" office:string-value="Unnamed: 34" calcext:value-type="string">
            <text:p>Unnamed: 34</text:p>
          </table:table-cell>
          <table:table-cell table:formula="of:=CONCATENATE(&quot;Unnamed: &quot;;COLUMN()-2)" office:value-type="string" office:string-value="Unnamed: 35" calcext:value-type="string">
            <text:p>Unnamed: 3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ta/anual2006.csv</text:p>
          </table:table-cell>
          <table:table-cell office:value-type="string" calcext:value-type="string">
            <text:p>Mês 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Subprefeitura</text:p>
          </table:table-cell>
          <table:table-cell office:value-type="string" calcext:value-type="string">
            <text:p>Alvará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Tipo de Construção</text:p>
          </table:table-cell>
          <table:table-cell office:value-type="string" calcext:value-type="string">
            <text:p>SQL_Incra</text:p>
          </table:table-cell>
          <table:table-cell office:value-type="string" calcext:value-type="string">
            <text:p>Categoria de uso</text:p>
          </table:table-cell>
          <table:table-cell office:value-type="string" calcext:value-type="string">
            <text:p>Zona de uso atual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Área da construção</text:p>
          </table:table-cell>
          <table:table-cell office:value-type="string" calcext:value-type="string">
            <text:p>Unnamed: 11</text:p>
          </table:table-cell>
          <table:table-cell office:value-type="string" calcext:value-type="string">
            <text:p>Proprietário</text:p>
          </table:table-cell>
          <table:table-cell office:value-type="string" calcext:value-type="string">
            <text:p>Área do terreno</text:p>
          </table:table-cell>
          <table:table-cell office:value-type="string" calcext:value-type="string">
            <text:p>Unnamed: 14</text:p>
          </table:table-cell>
          <table:table-cell office:value-type="string" calcext:value-type="string">
            <text:p>Endereço</text:p>
          </table:table-cell>
          <table:table-cell office:value-type="string" calcext:value-type="string">
            <text:p>Aprovação</text:p>
          </table:table-cell>
          <table:table-cell office:value-type="string" calcext:value-type="string">
            <text:p>Dirigente técnico</text:p>
          </table:table-cell>
          <table:table-cell office:value-type="string" calcext:value-type="string">
            <text:p>Responsável pela empresa</text:p>
          </table:table-cell>
          <table:table-cell office:value-type="string" calcext:value-type="string">
            <text:p>Autor do projeto</text:p>
          </table:table-cell>
          <table:table-cell office:value-type="string" calcext:value-type="string">
            <text:p>Responsável pela empresa 1</text:p>
          </table:table-cell>
          <table:table-cell office:value-type="string" calcext:value-type="string">
            <text:p>Blocos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avimentos</text:p>
          </table:table-cell>
          <table:table-cell table:formula="of:=CONCATENATE(&quot;Unnamed: &quot;;COLUMN()-2)" office:value-type="string" office:string-value="Unnamed: 24" calcext:value-type="string">
            <text:p>Unnamed: 24</text:p>
          </table:table-cell>
          <table:table-cell table:formula="of:=CONCATENATE(&quot;Unnamed: &quot;;COLUMN()-2)" office:value-type="string" office:string-value="Unnamed: 25" calcext:value-type="string">
            <text:p>Unnamed: 25</text:p>
          </table:table-cell>
          <table:table-cell table:formula="of:=CONCATENATE(&quot;Unnamed: &quot;;COLUMN()-2)" office:value-type="string" office:string-value="Unnamed: 26" calcext:value-type="string">
            <text:p>Unnamed: 26</text:p>
          </table:table-cell>
          <table:table-cell table:formula="of:=CONCATENATE(&quot;Unnamed: &quot;;COLUMN()-2)" office:value-type="string" office:string-value="Unnamed: 27" calcext:value-type="string">
            <text:p>Unnamed: 27</text:p>
          </table:table-cell>
          <table:table-cell table:formula="of:=CONCATENATE(&quot;Unnamed: &quot;;COLUMN()-2)" office:value-type="string" office:string-value="Unnamed: 28" calcext:value-type="string">
            <text:p>Unnamed: 28</text:p>
          </table:table-cell>
          <table:table-cell table:formula="of:=CONCATENATE(&quot;Unnamed: &quot;;COLUMN()-2)" office:value-type="string" office:string-value="Unnamed: 29" calcext:value-type="string">
            <text:p>Unnamed: 29</text:p>
          </table:table-cell>
          <table:table-cell table:formula="of:=CONCATENATE(&quot;Unnamed: &quot;;COLUMN()-2)" office:value-type="string" office:string-value="Unnamed: 30" calcext:value-type="string">
            <text:p>Unnamed: 30</text:p>
          </table:table-cell>
          <table:table-cell table:formula="of:=CONCATENATE(&quot;Unnamed: &quot;;COLUMN()-2)" office:value-type="string" office:string-value="Unnamed: 31" calcext:value-type="string">
            <text:p>Unnamed: 31</text:p>
          </table:table-cell>
          <table:table-cell table:formula="of:=CONCATENATE(&quot;Unnamed: &quot;;COLUMN()-2)" office:value-type="string" office:string-value="Unnamed: 32" calcext:value-type="string">
            <text:p>Unnamed: 32</text:p>
          </table:table-cell>
          <table:table-cell table:formula="of:=CONCATENATE(&quot;Unnamed: &quot;;COLUMN()-2)" office:value-type="string" office:string-value="Unnamed: 33" calcext:value-type="string">
            <text:p>Unnamed: 33</text:p>
          </table:table-cell>
          <table:table-cell table:formula="of:=CONCATENATE(&quot;Unnamed: &quot;;COLUMN()-2)" office:value-type="string" office:string-value="Unnamed: 34" calcext:value-type="string">
            <text:p>Unnamed: 34</text:p>
          </table:table-cell>
          <table:table-cell table:formula="of:=CONCATENATE(&quot;Unnamed: &quot;;COLUMN()-2)" office:value-type="string" office:string-value="Unnamed: 35" calcext:value-type="string">
            <text:p>Unnamed: 3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ta/anual2005.csv</text:p>
          </table:table-cell>
          <table:table-cell office:value-type="string" calcext:value-type="string">
            <text:p>Mês 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Subprefeitura</text:p>
          </table:table-cell>
          <table:table-cell office:value-type="string" calcext:value-type="string">
            <text:p>Alvará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Tipo de Construção</text:p>
          </table:table-cell>
          <table:table-cell office:value-type="string" calcext:value-type="string">
            <text:p>SQL_Incra</text:p>
          </table:table-cell>
          <table:table-cell office:value-type="string" calcext:value-type="string">
            <text:p>Categoria de uso</text:p>
          </table:table-cell>
          <table:table-cell office:value-type="string" calcext:value-type="string">
            <text:p>Zona de uso atual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Área da construção</text:p>
          </table:table-cell>
          <table:table-cell office:value-type="string" calcext:value-type="string">
            <text:p>Unnamed: 11</text:p>
          </table:table-cell>
          <table:table-cell office:value-type="string" calcext:value-type="string">
            <text:p>Proprietário</text:p>
          </table:table-cell>
          <table:table-cell office:value-type="string" calcext:value-type="string">
            <text:p>Área do terreno</text:p>
          </table:table-cell>
          <table:table-cell office:value-type="string" calcext:value-type="string">
            <text:p>Unnamed: 14</text:p>
          </table:table-cell>
          <table:table-cell office:value-type="string" calcext:value-type="string">
            <text:p>Endereço</text:p>
          </table:table-cell>
          <table:table-cell office:value-type="string" calcext:value-type="string">
            <text:p>Aprovação</text:p>
          </table:table-cell>
          <table:table-cell office:value-type="string" calcext:value-type="string">
            <text:p>Dirigente técnico</text:p>
          </table:table-cell>
          <table:table-cell office:value-type="string" calcext:value-type="string">
            <text:p>Responsável pela empresa</text:p>
          </table:table-cell>
          <table:table-cell office:value-type="string" calcext:value-type="string">
            <text:p>Autor do projeto</text:p>
          </table:table-cell>
          <table:table-cell office:value-type="string" calcext:value-type="string">
            <text:p>Responsável pela empresa 1</text:p>
          </table:table-cell>
          <table:table-cell office:value-type="string" calcext:value-type="string">
            <text:p>Blocos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avimentos</text:p>
          </table:table-cell>
          <table:table-cell table:formula="of:=CONCATENATE(&quot;Unnamed: &quot;;COLUMN()-2)" office:value-type="string" office:string-value="Unnamed: 24" calcext:value-type="string">
            <text:p>Unnamed: 24</text:p>
          </table:table-cell>
          <table:table-cell table:formula="of:=CONCATENATE(&quot;Unnamed: &quot;;COLUMN()-2)" office:value-type="string" office:string-value="Unnamed: 25" calcext:value-type="string">
            <text:p>Unnamed: 25</text:p>
          </table:table-cell>
          <table:table-cell table:formula="of:=CONCATENATE(&quot;Unnamed: &quot;;COLUMN()-2)" office:value-type="string" office:string-value="Unnamed: 26" calcext:value-type="string">
            <text:p>Unnamed: 26</text:p>
          </table:table-cell>
          <table:table-cell table:formula="of:=CONCATENATE(&quot;Unnamed: &quot;;COLUMN()-2)" office:value-type="string" office:string-value="Unnamed: 27" calcext:value-type="string">
            <text:p>Unnamed: 27</text:p>
          </table:table-cell>
          <table:table-cell table:formula="of:=CONCATENATE(&quot;Unnamed: &quot;;COLUMN()-2)" office:value-type="string" office:string-value="Unnamed: 28" calcext:value-type="string">
            <text:p>Unnamed: 28</text:p>
          </table:table-cell>
          <table:table-cell table:formula="of:=CONCATENATE(&quot;Unnamed: &quot;;COLUMN()-2)" office:value-type="string" office:string-value="Unnamed: 29" calcext:value-type="string">
            <text:p>Unnamed: 29</text:p>
          </table:table-cell>
          <table:table-cell table:formula="of:=CONCATENATE(&quot;Unnamed: &quot;;COLUMN()-2)" office:value-type="string" office:string-value="Unnamed: 30" calcext:value-type="string">
            <text:p>Unnamed: 30</text:p>
          </table:table-cell>
          <table:table-cell table:formula="of:=CONCATENATE(&quot;Unnamed: &quot;;COLUMN()-2)" office:value-type="string" office:string-value="Unnamed: 31" calcext:value-type="string">
            <text:p>Unnamed: 31</text:p>
          </table:table-cell>
          <table:table-cell table:formula="of:=CONCATENATE(&quot;Unnamed: &quot;;COLUMN()-2)" office:value-type="string" office:string-value="Unnamed: 32" calcext:value-type="string">
            <text:p>Unnamed: 32</text:p>
          </table:table-cell>
          <table:table-cell table:formula="of:=CONCATENATE(&quot;Unnamed: &quot;;COLUMN()-2)" office:value-type="string" office:string-value="Unnamed: 33" calcext:value-type="string">
            <text:p>Unnamed: 33</text:p>
          </table:table-cell>
          <table:table-cell table:formula="of:=CONCATENATE(&quot;Unnamed: &quot;;COLUMN()-2)" office:value-type="string" office:string-value="Unnamed: 34" calcext:value-type="string">
            <text:p>Unnamed: 34</text:p>
          </table:table-cell>
          <table:table-cell table:formula="of:=CONCATENATE(&quot;Unnamed: &quot;;COLUMN()-2)" office:value-type="string" office:string-value="Unnamed: 35" calcext:value-type="string">
            <text:p>Unnamed: 3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ta/anual2015.csv</text:p>
          </table:table-cell>
          <table:table-cell office:value-type="string" calcext:value-type="string">
            <text:p>Mês 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Subprefeitura</text:p>
          </table:table-cell>
          <table:table-cell office:value-type="string" calcext:value-type="string">
            <text:p>Alvará</text:p>
          </table:table-cell>
          <table:table-cell table:style-name="ce2" office:value-type="string" calcext:value-type="string">
            <text:p>Processo</text:p>
          </table:table-cell>
          <table:table-cell table:style-name="ce1" office:value-type="string" calcext:value-type="string">
            <text:p>Descrição</text:p>
          </table:table-cell>
          <table:table-cell office:value-type="string" calcext:value-type="string">
            <text:p>SQL_Incra</text:p>
          </table:table-cell>
          <table:table-cell office:value-type="string" calcext:value-type="string">
            <text:p>Categoria de uso</text:p>
          </table:table-cell>
          <table:table-cell office:value-type="string" calcext:value-type="string">
            <text:p>Zona de uso atual</text:p>
          </table:table-cell>
          <table:table-cell table:style-name="ce8" office:value-type="string" calcext:value-type="string">
            <text:p>Zona de uso anterior</text:p>
          </table:table-cell>
          <table:table-cell table:style-name="ce9" office:value-type="string" calcext:value-type="string">
            <text:p>Bairro</text:p>
          </table:table-cell>
          <table:table-cell table:style-name="ce10" office:value-type="string" calcext:value-type="string">
            <text:p>Área da construção</text:p>
          </table:table-cell>
          <table:table-cell office:value-type="string" calcext:value-type="string">
            <text:p>Proprietário</text:p>
          </table:table-cell>
          <table:table-cell office:value-type="string" calcext:value-type="string">
            <text:p>Área do terreno</text:p>
          </table:table-cell>
          <table:table-cell table:style-name="ce13" office:value-type="string" calcext:value-type="string">
            <text:p>Endereço</text:p>
          </table:table-cell>
          <table:table-cell table:style-name="ce14" office:value-type="string" calcext:value-type="string">
            <text:p>Aprovação</text:p>
          </table:table-cell>
          <table:table-cell table:style-name="ce15" office:value-type="string" calcext:value-type="string">
            <text:p>Dirigente técnico</text:p>
          </table:table-cell>
          <table:table-cell table:style-name="ce16" office:value-type="string" calcext:value-type="string">
            <text:p>Responsável pela empresa</text:p>
          </table:table-cell>
          <table:table-cell table:style-name="ce17" office:value-type="string" calcext:value-type="string">
            <text:p>Autor do projeto</text:p>
          </table:table-cell>
          <table:table-cell table:style-name="ce16" office:value-type="string" calcext:value-type="string">
            <text:p>Responsável pela empresa 1</text:p>
          </table:table-cell>
          <table:table-cell table:style-name="ce18" office:value-type="string" calcext:value-type="string">
            <text:p>(B)locos / (P)avimentos / (U)nidades</text:p>
          </table:table-cell>
          <table:table-cell table:style-name="ce1" table:formula="of:=CONCATENATE(&quot;Unnamed: &quot;;COLUMN()-2)" office:value-type="string" office:string-value="Unnamed: 21" calcext:value-type="string">
            <text:p>Unnamed: 21</text:p>
          </table:table-cell>
          <table:table-cell table:style-name="ce1" table:formula="of:=CONCATENATE(&quot;Unnamed: &quot;;COLUMN()-2)" office:value-type="string" office:string-value="Unnamed: 22" calcext:value-type="string">
            <text:p>Unnamed: 22</text:p>
          </table:table-cell>
          <table:table-cell table:style-name="ce1" table:formula="of:=CONCATENATE(&quot;Unnamed: &quot;;COLUMN()-2)" office:value-type="string" office:string-value="Unnamed: 23" calcext:value-type="string">
            <text:p>Unnamed: 23</text:p>
          </table:table-cell>
          <table:table-cell table:formula="of:=CONCATENATE(&quot;Unnamed: &quot;;COLUMN()-2)" office:value-type="string" office:string-value="Unnamed: 24" calcext:value-type="string">
            <text:p>Unnamed: 24</text:p>
          </table:table-cell>
          <table:table-cell table:formula="of:=CONCATENATE(&quot;Unnamed: &quot;;COLUMN()-2)" office:value-type="string" office:string-value="Unnamed: 25" calcext:value-type="string">
            <text:p>Unnamed: 25</text:p>
          </table:table-cell>
          <table:table-cell table:formula="of:=CONCATENATE(&quot;Unnamed: &quot;;COLUMN()-2)" office:value-type="string" office:string-value="Unnamed: 26" calcext:value-type="string">
            <text:p>Unnamed: 26</text:p>
          </table:table-cell>
          <table:table-cell table:formula="of:=CONCATENATE(&quot;Unnamed: &quot;;COLUMN()-2)" office:value-type="string" office:string-value="Unnamed: 27" calcext:value-type="string">
            <text:p>Unnamed: 27</text:p>
          </table:table-cell>
          <table:table-cell table:formula="of:=CONCATENATE(&quot;Unnamed: &quot;;COLUMN()-2)" office:value-type="string" office:string-value="Unnamed: 28" calcext:value-type="string">
            <text:p>Unnamed: 28</text:p>
          </table:table-cell>
          <table:table-cell table:formula="of:=CONCATENATE(&quot;Unnamed: &quot;;COLUMN()-2)" office:value-type="string" office:string-value="Unnamed: 29" calcext:value-type="string">
            <text:p>Unnamed: 29</text:p>
          </table:table-cell>
          <table:table-cell table:formula="of:=CONCATENATE(&quot;Unnamed: &quot;;COLUMN()-2)" office:value-type="string" office:string-value="Unnamed: 30" calcext:value-type="string">
            <text:p>Unnamed: 30</text:p>
          </table:table-cell>
          <table:table-cell table:formula="of:=CONCATENATE(&quot;Unnamed: &quot;;COLUMN()-2)" office:value-type="string" office:string-value="Unnamed: 31" calcext:value-type="string">
            <text:p>Unnamed: 31</text:p>
          </table:table-cell>
          <table:table-cell table:formula="of:=CONCATENATE(&quot;Unnamed: &quot;;COLUMN()-2)" office:value-type="string" office:string-value="Unnamed: 32" calcext:value-type="string">
            <text:p>Unnamed: 32</text:p>
          </table:table-cell>
          <table:table-cell table:formula="of:=CONCATENATE(&quot;Unnamed: &quot;;COLUMN()-2)" office:value-type="string" office:string-value="Unnamed: 33" calcext:value-type="string">
            <text:p>Unnamed: 33</text:p>
          </table:table-cell>
          <table:table-cell table:formula="of:=CONCATENATE(&quot;Unnamed: &quot;;COLUMN()-2)" office:value-type="string" office:string-value="Unnamed: 34" calcext:value-type="string">
            <text:p>Unnamed: 34</text:p>
          </table:table-cell>
          <table:table-cell table:formula="of:=CONCATENATE(&quot;Unnamed: &quot;;COLUMN()-2)" office:value-type="string" office:string-value="Unnamed: 35" calcext:value-type="string">
            <text:p>Unnamed: 3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ta/anual2013.csv</text:p>
          </table:table-cell>
          <table:table-cell office:value-type="string" calcext:value-type="string">
            <text:p>Mês 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Subprefeitura</text:p>
          </table:table-cell>
          <table:table-cell office:value-type="string" calcext:value-type="string">
            <text:p>Alvará</text:p>
          </table:table-cell>
          <table:table-cell table:style-name="ce2" office:value-type="string" calcext:value-type="string">
            <text:p>Processo</text:p>
          </table:table-cell>
          <table:table-cell table:style-name="ce1" office:value-type="string" calcext:value-type="string">
            <text:p>Descrição</text:p>
          </table:table-cell>
          <table:table-cell office:value-type="string" calcext:value-type="string">
            <text:p>SQL_Incra</text:p>
          </table:table-cell>
          <table:table-cell office:value-type="string" calcext:value-type="string">
            <text:p>Categoria de uso</text:p>
          </table:table-cell>
          <table:table-cell office:value-type="string" calcext:value-type="string">
            <text:p>Zona de uso atual</text:p>
          </table:table-cell>
          <table:table-cell table:style-name="ce8" office:value-type="string" calcext:value-type="string">
            <text:p>Zona de uso anterior</text:p>
          </table:table-cell>
          <table:table-cell table:style-name="ce9" office:value-type="string" calcext:value-type="string">
            <text:p>Bairro</text:p>
          </table:table-cell>
          <table:table-cell table:style-name="ce10" office:value-type="string" calcext:value-type="string">
            <text:p>Área da construção</text:p>
          </table:table-cell>
          <table:table-cell office:value-type="string" calcext:value-type="string">
            <text:p>Proprietário</text:p>
          </table:table-cell>
          <table:table-cell office:value-type="string" calcext:value-type="string">
            <text:p>Área do terreno</text:p>
          </table:table-cell>
          <table:table-cell table:style-name="ce13" office:value-type="string" calcext:value-type="string">
            <text:p>Endereço</text:p>
          </table:table-cell>
          <table:table-cell table:style-name="ce14" office:value-type="string" calcext:value-type="string">
            <text:p>Aprovação</text:p>
          </table:table-cell>
          <table:table-cell table:style-name="ce15" office:value-type="string" calcext:value-type="string">
            <text:p>Dirigente técnico</text:p>
          </table:table-cell>
          <table:table-cell table:style-name="ce16" office:value-type="string" calcext:value-type="string">
            <text:p>Responsável pela empresa</text:p>
          </table:table-cell>
          <table:table-cell table:style-name="ce17" office:value-type="string" calcext:value-type="string">
            <text:p>Autor do projeto</text:p>
          </table:table-cell>
          <table:table-cell table:style-name="ce16" office:value-type="string" calcext:value-type="string">
            <text:p>Responsável pela empresa 1</text:p>
          </table:table-cell>
          <table:table-cell table:style-name="ce18" office:value-type="string" calcext:value-type="string">
            <text:p>(B)locos / (P)avimentos / (U)nidades</text:p>
          </table:table-cell>
          <table:table-cell table:style-name="ce1" table:formula="of:=CONCATENATE(&quot;Unnamed: &quot;;COLUMN()-2)" office:value-type="string" office:string-value="Unnamed: 21" calcext:value-type="string">
            <text:p>Unnamed: 21</text:p>
          </table:table-cell>
          <table:table-cell table:style-name="ce1" table:formula="of:=CONCATENATE(&quot;Unnamed: &quot;;COLUMN()-2)" office:value-type="string" office:string-value="Unnamed: 22" calcext:value-type="string">
            <text:p>Unnamed: 22</text:p>
          </table:table-cell>
          <table:table-cell table:style-name="ce1" table:formula="of:=CONCATENATE(&quot;Unnamed: &quot;;COLUMN()-2)" office:value-type="string" office:string-value="Unnamed: 23" calcext:value-type="string">
            <text:p>Unnamed: 23</text:p>
          </table:table-cell>
          <table:table-cell table:formula="of:=CONCATENATE(&quot;Unnamed: &quot;;COLUMN()-2)" office:value-type="string" office:string-value="Unnamed: 24" calcext:value-type="string">
            <text:p>Unnamed: 24</text:p>
          </table:table-cell>
          <table:table-cell table:formula="of:=CONCATENATE(&quot;Unnamed: &quot;;COLUMN()-2)" office:value-type="string" office:string-value="Unnamed: 25" calcext:value-type="string">
            <text:p>Unnamed: 25</text:p>
          </table:table-cell>
          <table:table-cell table:formula="of:=CONCATENATE(&quot;Unnamed: &quot;;COLUMN()-2)" office:value-type="string" office:string-value="Unnamed: 26" calcext:value-type="string">
            <text:p>Unnamed: 26</text:p>
          </table:table-cell>
          <table:table-cell table:formula="of:=CONCATENATE(&quot;Unnamed: &quot;;COLUMN()-2)" office:value-type="string" office:string-value="Unnamed: 27" calcext:value-type="string">
            <text:p>Unnamed: 27</text:p>
          </table:table-cell>
          <table:table-cell table:formula="of:=CONCATENATE(&quot;Unnamed: &quot;;COLUMN()-2)" office:value-type="string" office:string-value="Unnamed: 28" calcext:value-type="string">
            <text:p>Unnamed: 28</text:p>
          </table:table-cell>
          <table:table-cell table:formula="of:=CONCATENATE(&quot;Unnamed: &quot;;COLUMN()-2)" office:value-type="string" office:string-value="Unnamed: 29" calcext:value-type="string">
            <text:p>Unnamed: 29</text:p>
          </table:table-cell>
          <table:table-cell table:formula="of:=CONCATENATE(&quot;Unnamed: &quot;;COLUMN()-2)" office:value-type="string" office:string-value="Unnamed: 30" calcext:value-type="string">
            <text:p>Unnamed: 30</text:p>
          </table:table-cell>
          <table:table-cell table:formula="of:=CONCATENATE(&quot;Unnamed: &quot;;COLUMN()-2)" office:value-type="string" office:string-value="Unnamed: 31" calcext:value-type="string">
            <text:p>Unnamed: 31</text:p>
          </table:table-cell>
          <table:table-cell table:formula="of:=CONCATENATE(&quot;Unnamed: &quot;;COLUMN()-2)" office:value-type="string" office:string-value="Unnamed: 32" calcext:value-type="string">
            <text:p>Unnamed: 32</text:p>
          </table:table-cell>
          <table:table-cell table:formula="of:=CONCATENATE(&quot;Unnamed: &quot;;COLUMN()-2)" office:value-type="string" office:string-value="Unnamed: 33" calcext:value-type="string">
            <text:p>Unnamed: 33</text:p>
          </table:table-cell>
          <table:table-cell table:formula="of:=CONCATENATE(&quot;Unnamed: &quot;;COLUMN()-2)" office:value-type="string" office:string-value="Unnamed: 34" calcext:value-type="string">
            <text:p>Unnamed: 34</text:p>
          </table:table-cell>
          <table:table-cell table:formula="of:=CONCATENATE(&quot;Unnamed: &quot;;COLUMN()-2)" office:value-type="string" office:string-value="Unnamed: 35" calcext:value-type="string">
            <text:p>Unnamed: 3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ta/anual2002---a-partir-de-abril.csv</text:p>
          </table:table-cell>
          <table:table-cell office:value-type="string" calcext:value-type="string">
            <text:p>Mês 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Subprefeitura</text:p>
          </table:table-cell>
          <table:table-cell office:value-type="string" calcext:value-type="string">
            <text:p>Alvará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Tipo de Construção</text:p>
          </table:table-cell>
          <table:table-cell office:value-type="string" calcext:value-type="string">
            <text:p>SQL_Incra</text:p>
          </table:table-cell>
          <table:table-cell office:value-type="string" calcext:value-type="string">
            <text:p>Categoria de uso</text:p>
          </table:table-cell>
          <table:table-cell office:value-type="string" calcext:value-type="string">
            <text:p>Zona de uso atual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Área da construção</text:p>
          </table:table-cell>
          <table:table-cell office:value-type="string" calcext:value-type="string">
            <text:p>Unnamed: 11</text:p>
          </table:table-cell>
          <table:table-cell office:value-type="string" calcext:value-type="string">
            <text:p>Proprietário</text:p>
          </table:table-cell>
          <table:table-cell office:value-type="string" calcext:value-type="string">
            <text:p>Área do terreno</text:p>
          </table:table-cell>
          <table:table-cell office:value-type="string" calcext:value-type="string">
            <text:p>Unnamed: 14</text:p>
          </table:table-cell>
          <table:table-cell office:value-type="string" calcext:value-type="string">
            <text:p>Endereço</text:p>
          </table:table-cell>
          <table:table-cell office:value-type="string" calcext:value-type="string">
            <text:p>Aprovação</text:p>
          </table:table-cell>
          <table:table-cell office:value-type="string" calcext:value-type="string">
            <text:p>Dirigente técnico</text:p>
          </table:table-cell>
          <table:table-cell office:value-type="string" calcext:value-type="string">
            <text:p>Responsável pela empresa</text:p>
          </table:table-cell>
          <table:table-cell office:value-type="string" calcext:value-type="string">
            <text:p>Autor do projeto</text:p>
          </table:table-cell>
          <table:table-cell office:value-type="string" calcext:value-type="string">
            <text:p>Responsável pela empresa 1</text:p>
          </table:table-cell>
          <table:table-cell office:value-type="string" calcext:value-type="string">
            <text:p>Blocos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avimentos</text:p>
          </table:table-cell>
          <table:table-cell table:formula="of:=CONCATENATE(&quot;Unnamed: &quot;;COLUMN()-2)" office:value-type="string" office:string-value="Unnamed: 24" calcext:value-type="string">
            <text:p>Unnamed: 24</text:p>
          </table:table-cell>
          <table:table-cell table:formula="of:=CONCATENATE(&quot;Unnamed: &quot;;COLUMN()-2)" office:value-type="string" office:string-value="Unnamed: 25" calcext:value-type="string">
            <text:p>Unnamed: 25</text:p>
          </table:table-cell>
          <table:table-cell table:formula="of:=CONCATENATE(&quot;Unnamed: &quot;;COLUMN()-2)" office:value-type="string" office:string-value="Unnamed: 26" calcext:value-type="string">
            <text:p>Unnamed: 26</text:p>
          </table:table-cell>
          <table:table-cell table:formula="of:=CONCATENATE(&quot;Unnamed: &quot;;COLUMN()-2)" office:value-type="string" office:string-value="Unnamed: 27" calcext:value-type="string">
            <text:p>Unnamed: 27</text:p>
          </table:table-cell>
          <table:table-cell table:formula="of:=CONCATENATE(&quot;Unnamed: &quot;;COLUMN()-2)" office:value-type="string" office:string-value="Unnamed: 28" calcext:value-type="string">
            <text:p>Unnamed: 28</text:p>
          </table:table-cell>
          <table:table-cell table:formula="of:=CONCATENATE(&quot;Unnamed: &quot;;COLUMN()-2)" office:value-type="string" office:string-value="Unnamed: 29" calcext:value-type="string">
            <text:p>Unnamed: 29</text:p>
          </table:table-cell>
          <table:table-cell table:formula="of:=CONCATENATE(&quot;Unnamed: &quot;;COLUMN()-2)" office:value-type="string" office:string-value="Unnamed: 30" calcext:value-type="string">
            <text:p>Unnamed: 30</text:p>
          </table:table-cell>
          <table:table-cell table:formula="of:=CONCATENATE(&quot;Unnamed: &quot;;COLUMN()-2)" office:value-type="string" office:string-value="Unnamed: 31" calcext:value-type="string">
            <text:p>Unnamed: 31</text:p>
          </table:table-cell>
          <table:table-cell table:formula="of:=CONCATENATE(&quot;Unnamed: &quot;;COLUMN()-2)" office:value-type="string" office:string-value="Unnamed: 32" calcext:value-type="string">
            <text:p>Unnamed: 32</text:p>
          </table:table-cell>
          <table:table-cell table:formula="of:=CONCATENATE(&quot;Unnamed: &quot;;COLUMN()-2)" office:value-type="string" office:string-value="Unnamed: 33" calcext:value-type="string">
            <text:p>Unnamed: 33</text:p>
          </table:table-cell>
          <table:table-cell table:formula="of:=CONCATENATE(&quot;Unnamed: &quot;;COLUMN()-2)" office:value-type="string" office:string-value="Unnamed: 34" calcext:value-type="string">
            <text:p>Unnamed: 34</text:p>
          </table:table-cell>
          <table:table-cell table:formula="of:=CONCATENATE(&quot;Unnamed: &quot;;COLUMN()-2)" office:value-type="string" office:string-value="Unnamed: 35" calcext:value-type="string">
            <text:p>Unnamed: 35</text:p>
          </table:table-cell>
          <table:table-cell table:number-columns-repeated="98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22T14:38:51.473794039</dc:date>
    <meta:editing-duration>PT36M18S</meta:editing-duration>
    <meta:editing-cycles>8</meta:editing-cycles>
    <meta:generator>LibreOffice/6.4.5.2$Linux_X86_64 LibreOffice_project/40$Build-2</meta:generator>
    <meta:document-statistic meta:table-count="1" meta:cell-count="629" meta:object-count="0"/>
  </office:meta>
</office:document-meta>
</file>